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97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3.33mm"/>
    </style:style>
    <style:style style:name="co8" style:family="table-column">
      <style:table-column-properties fo:break-before="auto" style:column-width="10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cases_variando_numero_de_vizinhos_e_obstacul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296739" calcext:value-type="float">
            <text:p>1296739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242968" calcext:value-type="float">
            <text:p>1242968</text:p>
          </table:table-cell>
          <table:table-cell office:value-type="float" office:value="9185" calcext:value-type="float">
            <text:p>9185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219330" calcext:value-type="float">
            <text:p>1219330</text:p>
          </table:table-cell>
          <table:table-cell office:value-type="float" office:value="17774" calcext:value-type="float">
            <text:p>17774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215185" calcext:value-type="float">
            <text:p>1215185</text:p>
          </table:table-cell>
          <table:table-cell office:value-type="float" office:value="41095" calcext:value-type="float">
            <text:p>41095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66349" calcext:value-type="float">
            <text:p>66349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538227" calcext:value-type="float">
            <text:p>1538227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449552" calcext:value-type="float">
            <text:p>1449552</text:p>
          </table:table-cell>
          <table:table-cell office:value-type="float" office:value="17532" calcext:value-type="float">
            <text:p>17532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413475" calcext:value-type="float">
            <text:p>1413475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396362" calcext:value-type="float">
            <text:p>1396362</text:p>
          </table:table-cell>
          <table:table-cell office:value-type="float" office:value="75887" calcext:value-type="float">
            <text:p>75887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396994" calcext:value-type="float">
            <text:p>1396994</text:p>
          </table:table-cell>
          <table:table-cell office:value-type="float" office:value="119929" calcext:value-type="float">
            <text:p>11992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9601" calcext:value-type="float">
            <text:p>960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9725" calcext:value-type="float">
            <text:p>97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9698" calcext:value-type="float">
            <text:p>9698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8294" calcext:value-type="float">
            <text:p>1829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7663" calcext:value-type="float">
            <text:p>1766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7570" calcext:value-type="float">
            <text:p>1757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27828" calcext:value-type="float">
            <text:p>27828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26037" calcext:value-type="float">
            <text:p>2603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26004" calcext:value-type="float">
            <text:p>26004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26250" calcext:value-type="float">
            <text:p>26250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26188" calcext:value-type="float">
            <text:p>26188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575380" calcext:value-type="float">
            <text:p>1575380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495264" calcext:value-type="float">
            <text:p>1495264</text:p>
          </table:table-cell>
          <table:table-cell office:value-type="float" office:value="8784" calcext:value-type="float">
            <text:p>878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472228" calcext:value-type="float">
            <text:p>1472228</text:p>
          </table:table-cell>
          <table:table-cell office:value-type="float" office:value="17519" calcext:value-type="float">
            <text:p>17519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468968" calcext:value-type="float">
            <text:p>1468968</text:p>
          </table:table-cell>
          <table:table-cell office:value-type="float" office:value="38304" calcext:value-type="float">
            <text:p>3830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65042" calcext:value-type="float">
            <text:p>65042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920265" calcext:value-type="float">
            <text:p>1920265</text:p>
          </table:table-cell>
          <table:table-cell office:value-type="float" office:value="20080" calcext:value-type="float">
            <text:p>20080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799003" calcext:value-type="float">
            <text:p>1799003</text:p>
          </table:table-cell>
          <table:table-cell office:value-type="float" office:value="25354" calcext:value-type="float">
            <text:p>2535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744028" calcext:value-type="float">
            <text:p>1744028</text:p>
          </table:table-cell>
          <table:table-cell office:value-type="float" office:value="44274" calcext:value-type="float">
            <text:p>4427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714207" calcext:value-type="float">
            <text:p>1714207</text:p>
          </table:table-cell>
          <table:table-cell office:value-type="float" office:value="87777" calcext:value-type="float">
            <text:p>87777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712848" calcext:value-type="float">
            <text:p>1712848</text:p>
          </table:table-cell>
          <table:table-cell office:value-type="float" office:value="139153" calcext:value-type="float">
            <text:p>139153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5427948" calcext:value-type="float">
            <text:p>5427948</text:p>
          </table:table-cell>
          <table:table-cell office:value-type="float" office:value="7312" calcext:value-type="float">
            <text:p>7312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5326334" calcext:value-type="float">
            <text:p>5326334</text:p>
          </table:table-cell>
          <table:table-cell office:value-type="float" office:value="10381" calcext:value-type="float">
            <text:p>10381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5293537" calcext:value-type="float">
            <text:p>5293537</text:p>
          </table:table-cell>
          <table:table-cell office:value-type="float" office:value="18818" calcext:value-type="float">
            <text:p>18818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5282596" calcext:value-type="float">
            <text:p>5282596</text:p>
          </table:table-cell>
          <table:table-cell office:value-type="float" office:value="39017" calcext:value-type="float">
            <text:p>39017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68278" calcext:value-type="float">
            <text:p>68278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5541009" calcext:value-type="float">
            <text:p>5541009</text:p>
          </table:table-cell>
          <table:table-cell office:value-type="float" office:value="16819" calcext:value-type="float">
            <text:p>16819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5426488" calcext:value-type="float">
            <text:p>5426488</text:p>
          </table:table-cell>
          <table:table-cell office:value-type="float" office:value="22940" calcext:value-type="float">
            <text:p>22940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5390125" calcext:value-type="float">
            <text:p>5390125</text:p>
          </table:table-cell>
          <table:table-cell office:value-type="float" office:value="38458" calcext:value-type="float">
            <text:p>38458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5375114" calcext:value-type="float">
            <text:p>5375114</text:p>
          </table:table-cell>
          <table:table-cell office:value-type="float" office:value="76654" calcext:value-type="float">
            <text:p>76654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5370708" calcext:value-type="float">
            <text:p>5370708</text:p>
          </table:table-cell>
          <table:table-cell office:value-type="float" office:value="130114" calcext:value-type="float">
            <text:p>130114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3570" calcext:value-type="float">
            <text:p>357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3652" calcext:value-type="float">
            <text:p>36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3614" calcext:value-type="float">
            <text:p>361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64856" calcext:value-type="float">
            <text:p>6485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3418" calcext:value-type="float">
            <text:p>6341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2755" calcext:value-type="float">
            <text:p>6275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69520" calcext:value-type="float">
            <text:p>6952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67756" calcext:value-type="float">
            <text:p>67756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66854" calcext:value-type="float">
            <text:p>66854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66475" calcext:value-type="float">
            <text:p>66475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66362" calcext:value-type="float">
            <text:p>66362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727763" calcext:value-type="float">
            <text:p>727763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86014" calcext:value-type="float">
            <text:p>686014</text:p>
          </table:table-cell>
          <table:table-cell office:value-type="float" office:value="8291" calcext:value-type="float">
            <text:p>8291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72026" calcext:value-type="float">
            <text:p>672026</text:p>
          </table:table-cell>
          <table:table-cell office:value-type="float" office:value="15430" calcext:value-type="float">
            <text:p>15430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69661" calcext:value-type="float">
            <text:p>669661</text:p>
          </table:table-cell>
          <table:table-cell office:value-type="float" office:value="36020" calcext:value-type="float">
            <text:p>36020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69474" calcext:value-type="float">
            <text:p>669474</text:p>
          </table:table-cell>
          <table:table-cell office:value-type="float" office:value="85895" calcext:value-type="float">
            <text:p>85895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017302" calcext:value-type="float">
            <text:p>1017302</text:p>
          </table:table-cell>
          <table:table-cell office:value-type="float" office:value="13702" calcext:value-type="float">
            <text:p>13702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942859" calcext:value-type="float">
            <text:p>942859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910067" calcext:value-type="float">
            <text:p>910067</text:p>
          </table:table-cell>
          <table:table-cell office:value-type="float" office:value="33049" calcext:value-type="float">
            <text:p>3304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893756" calcext:value-type="float">
            <text:p>893756</text:p>
          </table:table-cell>
          <table:table-cell office:value-type="float" office:value="73141" calcext:value-type="float">
            <text:p>73141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890203" calcext:value-type="float">
            <text:p>890203</text:p>
          </table:table-cell>
          <table:table-cell office:value-type="float" office:value="163724" calcext:value-type="float">
            <text:p>163724</text:p>
          </table:table-cell>
        </table:table-row>
      </table:table>
      <table:table table:name="Planilha2" table:style-name="ta1">
        <table:shapes>
          <draw:frame draw:z-index="0" draw:style-name="gr1" draw:text-style-name="P1" svg:width="159.97mm" svg:height="90.05mm" svg:x="299.01mm" svg:y="7.16mm">
            <draw:object draw:notify-on-update-of-ranges="Planilha2.A15:Planilha2.A19 Planilha2.B14:Planilha2.B14 Planilha2.B15:Planilha2.B19 Planilha2.C14:Planilha2.C14 Planilha2.C15:Planilha2.C19 Planilha2.D14:Planilha2.D14 Planilha2.D15:Planilha2.D19 Planilha2.E14:Planilha2.E14 Planilha2.E15:Planilha2.E19 Planilha2.F14:Planilha2.F14 Planilha2.F15:Planilha2.F19 Planilha2.G14:Planilha2.G14 Planilha2.G15:Planilha2.G19 Planilha2.H14:Planilha2.H14 Planilha2.H15:Planilha2.H19 Planilha2.I14:Planilha2.I14 Planilha2.I15:Planilha2.I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97.36mm" svg:y="103.06mm">
            <draw:object draw:notify-on-update-of-ranges="Planilha2.A23:Planilha2.A27 Planilha2.B22:Planilha2.B22 Planilha2.B23:Planilha2.B27 Planilha2.C22:Planilha2.C22 Planilha2.C23:Planilha2.C27 Planilha2.D22:Planilha2.D22 Planilha2.D23:Planilha2.D27 Planilha2.E22:Planilha2.E22 Planilha2.E23:Planilha2.E27 Planilha2.F22:Planilha2.F22 Planilha2.F23:Planilha2.F27 Planilha2.G22:Planilha2.G22 Planilha2.G23:Planilha2.G27 Planilha2.H22:Planilha2.H22 Planilha2.H23:Planilha2.H27 Planilha2.I22:Planilha2.I22 Planilha2.I23:Planilha2.I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7mm" svg:height="90.04mm" svg:x="110.68mm" svg:y="201.85mm">
            <draw:object draw:notify-on-update-of-ranges="Planilha2.A40:Planilha2.A44 Planilha2.B39:Planilha2.B39 Planilha2.B40:Planilha2.B44 Planilha2.C39:Planilha2.C39 Planilha2.C40:Planilha2.C44 Planilha2.D39:Planilha2.D39 Planilha2.D40:Planilha2.D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9.97mm" svg:height="90.05mm" svg:x="111.5mm" svg:y="294.03mm">
            <draw:object draw:notify-on-update-of-ranges="Planilha2.A61:Planilha2.A65 Planilha2.B60:Planilha2.B60 Planilha2.B61:Planilha2.B65 Planilha2.C60:Planilha2.C60 Planilha2.C61:Planilha2.C65 Planilha2.D60:Planilha2.D60 Planilha2.D61:Planilha2.D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Paper 2019</text:p>
          </table:table-cell>
          <table:table-cell office:value-type="string" calcext:value-type="string">
            <text:p>caseA</text:p>
          </table:table-cell>
          <table:table-cell office:value-type="string" calcext:value-type="string">
            <text:p>case4</text:p>
          </table:table-cell>
          <table:table-cell office:value-type="string" calcext:value-type="string">
            <text:p>case5</text:p>
          </table:table-cell>
          <table:table-cell office:value-type="string" calcext:value-type="string">
            <text:p>case6</text:p>
          </table:table-cell>
          <table:table-cell office:value-type="string" calcext:value-type="string">
            <text:p>caseB</text:p>
          </table:table-cell>
          <table:table-cell office:value-type="string" calcext:value-type="string">
            <text:p>case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</table:table-row>
        <table:table-row table:style-name="ro1">
          <table:table-cell/>
          <table:table-cell office:value-type="float" office:value="1259918" calcext:value-type="float">
            <text:p>1259918</text:p>
          </table:table-cell>
          <table:table-cell office:value-type="float" office:value="9711" calcext:value-type="float">
            <text:p>9711</text:p>
          </table:table-cell>
          <table:table-cell office:value-type="float" office:value="20695" calcext:value-type="float">
            <text:p>20695</text:p>
          </table:table-cell>
          <table:table-cell office:value-type="float" office:value="1537338" calcext:value-type="float">
            <text:p>1537338</text:p>
          </table:table-cell>
          <table:table-cell office:value-type="float" office:value="5314656" calcext:value-type="float">
            <text:p>5314656</text:p>
          </table:table-cell>
          <table:table-cell office:value-type="float" office:value="3571" calcext:value-type="float">
            <text:p>3571</text:p>
          </table:table-cell>
          <table:table-cell office:value-type="float" office:value="64954" calcext:value-type="float">
            <text:p>64954</text:p>
          </table:table-cell>
          <table:table-cell office:value-type="float" office:value="734081" calcext:value-type="float">
            <text:p>734081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table:formula="of:=[.B2]/[.B23]" office:value-type="float" office:value="1.0013184884829" calcext:value-type="float">
            <text:p>1,0013184884829</text:p>
          </table:table-cell>
          <table:table-cell table:formula="of:=[.C2]/[.C23]" office:value-type="float" office:value="1.00746965452848" calcext:value-type="float">
            <text:p>1,00746965452848</text:p>
          </table:table-cell>
          <table:table-cell table:formula="of:=[.D2]/[.D23]" office:value-type="float" office:value="1.00588120929328" calcext:value-type="float">
            <text:p>1,00588120929328</text:p>
          </table:table-cell>
          <table:table-cell table:formula="of:=[.E2]/[.E23]" office:value-type="float" office:value="1.00227663011802" calcext:value-type="float">
            <text:p>1,00227663011802</text:p>
          </table:table-cell>
          <table:table-cell table:formula="of:=[.F2]/[.F23]" office:value-type="float" office:value="1.00056215841722" calcext:value-type="float">
            <text:p>1,00056215841722</text:p>
          </table:table-cell>
          <table:table-cell table:formula="of:=[.G2]/[.G23]" office:value-type="float" office:value="1.00676628136453" calcext:value-type="float">
            <text:p>1,00676628136453</text:p>
          </table:table-cell>
          <table:table-cell table:formula="of:=[.H2]/[.H23]" office:value-type="float" office:value="1.00513756924886" calcext:value-type="float">
            <text:p>1,00513756924886</text:p>
          </table:table-cell>
          <table:table-cell table:formula="of:=[.I2]/[.I23]" office:value-type="float" office:value="1.00646175867326" calcext:value-type="float">
            <text:p>1,0064617586732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ime paper</text:p>
          </table:table-cell>
          <table:table-cell office:value-type="string" calcext:value-type="string">
            <text:p>caseA</text:p>
          </table:table-cell>
          <table:table-cell office:value-type="string" calcext:value-type="string">
            <text:p>case4</text:p>
          </table:table-cell>
          <table:table-cell office:value-type="string" calcext:value-type="string">
            <text:p>case5</text:p>
          </table:table-cell>
          <table:table-cell office:value-type="string" calcext:value-type="string">
            <text:p>case6</text:p>
          </table:table-cell>
          <table:table-cell office:value-type="string" calcext:value-type="string">
            <text:p>caseB</text:p>
          </table:table-cell>
          <table:table-cell office:value-type="string" calcext:value-type="string">
            <text:p>case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</table:table-row>
        <table:table-row table:style-name="ro1">
          <table:table-cell/>
          <table:table-cell office:value-type="float" office:value="10.61" calcext:value-type="float">
            <text:p>10,61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office:value-type="float" office:value="14.71" calcext:value-type="float">
            <text:p>14,71</text:p>
          </table:table-cell>
          <table:table-cell office:value-type="float" office:value="15.21" calcext:value-type="float">
            <text:p>15,21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9.77" calcext:value-type="float">
            <text:p>9,77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table:formula="of:=[.B6]/[.B10]*1000" office:value-type="float" office:value="0.284801632039512" calcext:value-type="float">
            <text:p>0,284801632039512</text:p>
          </table:table-cell>
          <table:table-cell table:formula="of:=[.C6]/[.C10]*1000" office:value-type="float" office:value="0.353982300884956" calcext:value-type="float">
            <text:p>0,353982300884956</text:p>
          </table:table-cell>
          <table:table-cell table:formula="of:=[.D6]/[.D10]*1000" office:value-type="float" office:value="0.0908147379346134" calcext:value-type="float">
            <text:p>0,090814737934613</text:p>
          </table:table-cell>
          <table:table-cell table:formula="of:=[.E6]/[.E10]*1000" office:value-type="float" office:value="0.20002447614256" calcext:value-type="float">
            <text:p>0,20002447614256</text:p>
          </table:table-cell>
          <table:table-cell table:formula="of:=[.F6]/[.F10]*1000" office:value-type="float" office:value="0.379898593800734" calcext:value-type="float">
            <text:p>0,379898593800734</text:p>
          </table:table-cell>
          <table:table-cell table:formula="of:=[.G6]/[.G10]*1000" office:value-type="float" office:value="0.37037037037037" calcext:value-type="float">
            <text:p>0,37037037037037</text:p>
          </table:table-cell>
          <table:table-cell table:formula="of:=[.H6]/[.H10]*1000" office:value-type="float" office:value="0.0937972768532526" calcext:value-type="float">
            <text:p>0,093797276853253</text:p>
          </table:table-cell>
          <table:table-cell table:formula="of:=[.I6]/[.I10]*1000" office:value-type="float" office:value="0.180909175076382" calcext:value-type="float">
            <text:p>0,1809091750763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mpo diamond</text:p>
          </table:table-cell>
          <table:table-cell office:value-type="string" calcext:value-type="string">
            <text:p>caseA</text:p>
          </table:table-cell>
          <table:table-cell office:value-type="string" calcext:value-type="string">
            <text:p>case4</text:p>
          </table:table-cell>
          <table:table-cell office:value-type="string" calcext:value-type="string">
            <text:p>case5</text:p>
          </table:table-cell>
          <table:table-cell office:value-type="string" calcext:value-type="string">
            <text:p>case6</text:p>
          </table:table-cell>
          <table:table-cell office:value-type="string" calcext:value-type="string">
            <text:p>caseB</text:p>
          </table:table-cell>
          <table:table-cell office:value-type="string" calcext:value-type="string">
            <text:p>case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</table:table-row>
        <table:table-row table:style-name="ro1">
          <table:table-cell/>
          <table:table-cell office:value-type="float" office:value="37254" calcext:value-type="float">
            <text:p>37254</text:p>
          </table:table-cell>
          <table:table-cell office:value-type="float" office:value="113" calcext:value-type="float">
            <text:p>113</text:p>
          </table:table-cell>
          <table:table-cell office:value-type="float" office:value="3854" calcext:value-type="float">
            <text:p>3854</text:p>
          </table:table-cell>
          <table:table-cell office:value-type="float" office:value="73541" calcext:value-type="float">
            <text:p>73541</text:p>
          </table:table-cell>
          <table:table-cell office:value-type="float" office:value="40037" calcext:value-type="float">
            <text:p>40037</text:p>
          </table:table-cell>
          <table:table-cell office:value-type="float" office:value="81" calcext:value-type="float">
            <text:p>81</text:p>
          </table:table-cell>
          <table:table-cell office:value-type="float" office:value="3305" calcext:value-type="float">
            <text:p>3305</text:p>
          </table:table-cell>
          <table:table-cell office:value-type="float" office:value="54005" calcext:value-type="float">
            <text:p>5400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em obstacul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seA</text:p>
          </table:table-cell>
          <table:table-cell office:value-type="string" calcext:value-type="string">
            <text:p>case4</text:p>
          </table:table-cell>
          <table:table-cell office:value-type="string" calcext:value-type="string">
            <text:p>case5</text:p>
          </table:table-cell>
          <table:table-cell office:value-type="string" calcext:value-type="string">
            <text:p>case6</text:p>
          </table:table-cell>
          <table:table-cell office:value-type="string" calcext:value-type="string">
            <text:p>caseB</text:p>
          </table:table-cell>
          <table:table-cell office:value-type="string" calcext:value-type="string">
            <text:p>case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9573" calcext:value-type="float">
            <text:p>9573</text:p>
          </table:table-cell>
          <table:table-cell office:value-type="float" office:value="17568" calcext:value-type="float">
            <text:p>17568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3532" calcext:value-type="float">
            <text:p>3532</text:p>
          </table:table-cell>
          <table:table-cell office:value-type="float" office:value="62733" calcext:value-type="float">
            <text:p>62733</text:p>
          </table:table-cell>
          <table:table-cell office:value-type="float" office:value="669474" calcext:value-type="float">
            <text:p>6694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9573" calcext:value-type="float">
            <text:p>9573</text:p>
          </table:table-cell>
          <table:table-cell office:value-type="float" office:value="17568" calcext:value-type="float">
            <text:p>17568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3532" calcext:value-type="float">
            <text:p>3532</text:p>
          </table:table-cell>
          <table:table-cell office:value-type="float" office:value="62733" calcext:value-type="float">
            <text:p>62733</text:p>
          </table:table-cell>
          <table:table-cell office:value-type="float" office:value="669474" calcext:value-type="float">
            <text:p>6694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9573" calcext:value-type="float">
            <text:p>9573</text:p>
          </table:table-cell>
          <table:table-cell office:value-type="float" office:value="17568" calcext:value-type="float">
            <text:p>17568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3532" calcext:value-type="float">
            <text:p>3532</text:p>
          </table:table-cell>
          <table:table-cell office:value-type="float" office:value="62733" calcext:value-type="float">
            <text:p>62733</text:p>
          </table:table-cell>
          <table:table-cell office:value-type="float" office:value="669474" calcext:value-type="float">
            <text:p>6694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9573" calcext:value-type="float">
            <text:p>9573</text:p>
          </table:table-cell>
          <table:table-cell office:value-type="float" office:value="17568" calcext:value-type="float">
            <text:p>17568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3532" calcext:value-type="float">
            <text:p>3532</text:p>
          </table:table-cell>
          <table:table-cell office:value-type="float" office:value="62733" calcext:value-type="float">
            <text:p>62733</text:p>
          </table:table-cell>
          <table:table-cell office:value-type="float" office:value="669474" calcext:value-type="float">
            <text:p>6694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9573" calcext:value-type="float">
            <text:p>9573</text:p>
          </table:table-cell>
          <table:table-cell office:value-type="float" office:value="17568" calcext:value-type="float">
            <text:p>17568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3532" calcext:value-type="float">
            <text:p>3532</text:p>
          </table:table-cell>
          <table:table-cell office:value-type="float" office:value="62733" calcext:value-type="float">
            <text:p>62733</text:p>
          </table:table-cell>
          <table:table-cell office:value-type="float" office:value="669474" calcext:value-type="float">
            <text:p>6694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 obstaculo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seA</text:p>
          </table:table-cell>
          <table:table-cell office:value-type="string" calcext:value-type="string">
            <text:p>case4</text:p>
          </table:table-cell>
          <table:table-cell office:value-type="string" calcext:value-type="string">
            <text:p>case5</text:p>
          </table:table-cell>
          <table:table-cell office:value-type="string" calcext:value-type="string">
            <text:p>case6</text:p>
          </table:table-cell>
          <table:table-cell office:value-type="string" calcext:value-type="string">
            <text:p>caseB</text:p>
          </table:table-cell>
          <table:table-cell office:value-type="string" calcext:value-type="string">
            <text:p>case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8259" calcext:value-type="float">
            <text:p>1258259</text:p>
          </table:table-cell>
          <table:table-cell office:value-type="float" office:value="9639" calcext:value-type="float">
            <text:p>9639</text:p>
          </table:table-cell>
          <table:table-cell office:value-type="float" office:value="20574" calcext:value-type="float">
            <text:p>20574</text:p>
          </table:table-cell>
          <table:table-cell office:value-type="float" office:value="1533846" calcext:value-type="float">
            <text:p>1533846</text:p>
          </table:table-cell>
          <table:table-cell office:value-type="float" office:value="5311670" calcext:value-type="float">
            <text:p>5311670</text:p>
          </table:table-cell>
          <table:table-cell office:value-type="float" office:value="3547" calcext:value-type="float">
            <text:p>3547</text:p>
          </table:table-cell>
          <table:table-cell office:value-type="float" office:value="64622" calcext:value-type="float">
            <text:p>64622</text:p>
          </table:table-cell>
          <table:table-cell office:value-type="float" office:value="729368" calcext:value-type="float">
            <text:p>729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7666" calcext:value-type="float">
            <text:p>1257666</text:p>
          </table:table-cell>
          <table:table-cell office:value-type="float" office:value="9639" calcext:value-type="float">
            <text:p>9639</text:p>
          </table:table-cell>
          <table:table-cell office:value-type="float" office:value="20535" calcext:value-type="float">
            <text:p>20535</text:p>
          </table:table-cell>
          <table:table-cell office:value-type="float" office:value="1533437" calcext:value-type="float">
            <text:p>1533437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3547" calcext:value-type="float">
            <text:p>3547</text:p>
          </table:table-cell>
          <table:table-cell office:value-type="float" office:value="64622" calcext:value-type="float">
            <text:p>64622</text:p>
          </table:table-cell>
          <table:table-cell office:value-type="float" office:value="728624" calcext:value-type="float">
            <text:p>7286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57666" calcext:value-type="float">
            <text:p>1257666</text:p>
          </table:table-cell>
          <table:table-cell office:value-type="float" office:value="9639" calcext:value-type="float">
            <text:p>9639</text:p>
          </table:table-cell>
          <table:table-cell office:value-type="float" office:value="20535" calcext:value-type="float">
            <text:p>20535</text:p>
          </table:table-cell>
          <table:table-cell office:value-type="float" office:value="1533429" calcext:value-type="float">
            <text:p>1533429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3547" calcext:value-type="float">
            <text:p>3547</text:p>
          </table:table-cell>
          <table:table-cell office:value-type="float" office:value="64622" calcext:value-type="float">
            <text:p>64622</text:p>
          </table:table-cell>
          <table:table-cell office:value-type="float" office:value="728599" calcext:value-type="float">
            <text:p>7285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7666" calcext:value-type="float">
            <text:p>1257666</text:p>
          </table:table-cell>
          <table:table-cell office:value-type="float" office:value="9639" calcext:value-type="float">
            <text:p>9639</text:p>
          </table:table-cell>
          <table:table-cell office:value-type="float" office:value="20535" calcext:value-type="float">
            <text:p>20535</text:p>
          </table:table-cell>
          <table:table-cell office:value-type="float" office:value="1533429" calcext:value-type="float">
            <text:p>1533429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3547" calcext:value-type="float">
            <text:p>3547</text:p>
          </table:table-cell>
          <table:table-cell office:value-type="float" office:value="64622" calcext:value-type="float">
            <text:p>64622</text:p>
          </table:table-cell>
          <table:table-cell office:value-type="float" office:value="728599" calcext:value-type="float">
            <text:p>7285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7666" calcext:value-type="float">
            <text:p>1257666</text:p>
          </table:table-cell>
          <table:table-cell office:value-type="float" office:value="9639" calcext:value-type="float">
            <text:p>9639</text:p>
          </table:table-cell>
          <table:table-cell office:value-type="float" office:value="20535" calcext:value-type="float">
            <text:p>20535</text:p>
          </table:table-cell>
          <table:table-cell office:value-type="float" office:value="1533429" calcext:value-type="float">
            <text:p>1533429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3547" calcext:value-type="float">
            <text:p>3547</text:p>
          </table:table-cell>
          <table:table-cell office:value-type="float" office:value="64622" calcext:value-type="float">
            <text:p>64622</text:p>
          </table:table-cell>
          <table:table-cell office:value-type="float" office:value="728599" calcext:value-type="float">
            <text:p>7285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ator obstacul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seA</text:p>
          </table:table-cell>
          <table:table-cell office:value-type="string" calcext:value-type="string">
            <text:p>case4</text:p>
          </table:table-cell>
          <table:table-cell office:value-type="string" calcext:value-type="string">
            <text:p>case5</text:p>
          </table:table-cell>
          <table:table-cell office:value-type="string" calcext:value-type="string">
            <text:p>case6</text:p>
          </table:table-cell>
          <table:table-cell office:value-type="string" calcext:value-type="string">
            <text:p>caseB</text:p>
          </table:table-cell>
          <table:table-cell office:value-type="string" calcext:value-type="string">
            <text:p>case1</text:p>
          </table:table-cell>
          <table:table-cell office:value-type="string" calcext:value-type="string">
            <text:p>case2</text:p>
          </table:table-cell>
          <table:table-cell office:value-type="string" calcext:value-type="string">
            <text:p>case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3]/[.B15]" office:value-type="float" office:value="1.03574562450508" calcext:value-type="float">
            <text:p>1,03574562450508</text:p>
          </table:table-cell>
          <table:table-cell table:formula="of:=[.C23]/[.C15]" office:value-type="float" office:value="1.00689439047321" calcext:value-type="float">
            <text:p>1,00689439047321</text:p>
          </table:table-cell>
          <table:table-cell table:formula="of:=[.D23]/[.D15]" office:value-type="float" office:value="1.17110655737705" calcext:value-type="float">
            <text:p>1,17110655737705</text:p>
          </table:table-cell>
          <table:table-cell table:formula="of:=[.E23]/[.E15]" office:value-type="float" office:value="1.04417422986121" calcext:value-type="float">
            <text:p>1,04417422986121</text:p>
          </table:table-cell>
          <table:table-cell table:formula="of:=[.F23]/[.F15]" office:value-type="float" office:value="1.00571315400031" calcext:value-type="float">
            <text:p>1,00571315400031</text:p>
          </table:table-cell>
          <table:table-cell table:formula="of:=[.G23]/[.G15]" office:value-type="float" office:value="1.00424688561721" calcext:value-type="float">
            <text:p>1,00424688561721</text:p>
          </table:table-cell>
          <table:table-cell table:formula="of:=[.H23]/[.H15]" office:value-type="float" office:value="1.03011174342053" calcext:value-type="float">
            <text:p>1,03011174342053</text:p>
          </table:table-cell>
          <table:table-cell table:formula="of:=[.I23]/[.I15]" office:value-type="float" office:value="1.08946426597598" calcext:value-type="float">
            <text:p>1,089464265975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4]/[.B16]" office:value-type="float" office:value="1.0352574919701" calcext:value-type="float">
            <text:p>1,0352574919701</text:p>
          </table:table-cell>
          <table:table-cell table:formula="of:=[.C24]/[.C16]" office:value-type="float" office:value="1.00689439047321" calcext:value-type="float">
            <text:p>1,00689439047321</text:p>
          </table:table-cell>
          <table:table-cell table:formula="of:=[.D24]/[.D16]" office:value-type="float" office:value="1.16888661202186" calcext:value-type="float">
            <text:p>1,16888661202186</text:p>
          </table:table-cell>
          <table:table-cell table:formula="of:=[.E24]/[.E16]" office:value-type="float" office:value="1.04389580082725" calcext:value-type="float">
            <text:p>1,04389580082725</text:p>
          </table:table-cell>
          <table:table-cell table:formula="of:=[.F24]/[.F16]" office:value-type="float" office:value="1.00567642198347" calcext:value-type="float">
            <text:p>1,00567642198347</text:p>
          </table:table-cell>
          <table:table-cell table:formula="of:=[.G24]/[.G16]" office:value-type="float" office:value="1.00424688561721" calcext:value-type="float">
            <text:p>1,00424688561721</text:p>
          </table:table-cell>
          <table:table-cell table:formula="of:=[.H24]/[.H16]" office:value-type="float" office:value="1.03011174342053" calcext:value-type="float">
            <text:p>1,03011174342053</text:p>
          </table:table-cell>
          <table:table-cell table:formula="of:=[.I24]/[.I16]" office:value-type="float" office:value="1.08835294574547" calcext:value-type="float">
            <text:p>1,088352945745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25]/[.B17]" office:value-type="float" office:value="1.0352574919701" calcext:value-type="float">
            <text:p>1,0352574919701</text:p>
          </table:table-cell>
          <table:table-cell table:formula="of:=[.C25]/[.C17]" office:value-type="float" office:value="1.00689439047321" calcext:value-type="float">
            <text:p>1,00689439047321</text:p>
          </table:table-cell>
          <table:table-cell table:formula="of:=[.D25]/[.D17]" office:value-type="float" office:value="1.16888661202186" calcext:value-type="float">
            <text:p>1,16888661202186</text:p>
          </table:table-cell>
          <table:table-cell table:formula="of:=[.E25]/[.E17]" office:value-type="float" office:value="1.04389035478258" calcext:value-type="float">
            <text:p>1,04389035478258</text:p>
          </table:table-cell>
          <table:table-cell table:formula="of:=[.F25]/[.F17]" office:value-type="float" office:value="1.00567642198347" calcext:value-type="float">
            <text:p>1,00567642198347</text:p>
          </table:table-cell>
          <table:table-cell table:formula="of:=[.G25]/[.G17]" office:value-type="float" office:value="1.00424688561721" calcext:value-type="float">
            <text:p>1,00424688561721</text:p>
          </table:table-cell>
          <table:table-cell table:formula="of:=[.H25]/[.H17]" office:value-type="float" office:value="1.03011174342053" calcext:value-type="float">
            <text:p>1,03011174342053</text:p>
          </table:table-cell>
          <table:table-cell table:formula="of:=[.I25]/[.I17]" office:value-type="float" office:value="1.08831560299578" calcext:value-type="float">
            <text:p>1,088315602995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26]/[.B18]" office:value-type="float" office:value="1.0352574919701" calcext:value-type="float">
            <text:p>1,0352574919701</text:p>
          </table:table-cell>
          <table:table-cell table:formula="of:=[.C26]/[.C18]" office:value-type="float" office:value="1.00689439047321" calcext:value-type="float">
            <text:p>1,00689439047321</text:p>
          </table:table-cell>
          <table:table-cell table:formula="of:=[.D26]/[.D18]" office:value-type="float" office:value="1.16888661202186" calcext:value-type="float">
            <text:p>1,16888661202186</text:p>
          </table:table-cell>
          <table:table-cell table:formula="of:=[.E26]/[.E18]" office:value-type="float" office:value="1.04389035478258" calcext:value-type="float">
            <text:p>1,04389035478258</text:p>
          </table:table-cell>
          <table:table-cell table:formula="of:=[.F26]/[.F18]" office:value-type="float" office:value="1.00567642198347" calcext:value-type="float">
            <text:p>1,00567642198347</text:p>
          </table:table-cell>
          <table:table-cell table:formula="of:=[.G26]/[.G18]" office:value-type="float" office:value="1.00424688561721" calcext:value-type="float">
            <text:p>1,00424688561721</text:p>
          </table:table-cell>
          <table:table-cell table:formula="of:=[.H26]/[.H18]" office:value-type="float" office:value="1.03011174342053" calcext:value-type="float">
            <text:p>1,03011174342053</text:p>
          </table:table-cell>
          <table:table-cell table:formula="of:=[.I26]/[.I18]" office:value-type="float" office:value="1.08831560299578" calcext:value-type="float">
            <text:p>1,088315602995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27]/[.B19]" office:value-type="float" office:value="1.0352574919701" calcext:value-type="float">
            <text:p>1,0352574919701</text:p>
          </table:table-cell>
          <table:table-cell table:formula="of:=[.C27]/[.C19]" office:value-type="float" office:value="1.00689439047321" calcext:value-type="float">
            <text:p>1,00689439047321</text:p>
          </table:table-cell>
          <table:table-cell table:formula="of:=[.D27]/[.D19]" office:value-type="float" office:value="1.16888661202186" calcext:value-type="float">
            <text:p>1,16888661202186</text:p>
          </table:table-cell>
          <table:table-cell table:formula="of:=[.E27]/[.E19]" office:value-type="float" office:value="1.04389035478258" calcext:value-type="float">
            <text:p>1,04389035478258</text:p>
          </table:table-cell>
          <table:table-cell table:formula="of:=[.F27]/[.F19]" office:value-type="float" office:value="1.00567642198347" calcext:value-type="float">
            <text:p>1,00567642198347</text:p>
          </table:table-cell>
          <table:table-cell table:formula="of:=[.G27]/[.G19]" office:value-type="float" office:value="1.00424688561721" calcext:value-type="float">
            <text:p>1,00424688561721</text:p>
          </table:table-cell>
          <table:table-cell table:formula="of:=[.H27]/[.H19]" office:value-type="float" office:value="1.03011174342053" calcext:value-type="float">
            <text:p>1,03011174342053</text:p>
          </table:table-cell>
          <table:table-cell table:formula="of:=[.I27]/[.I19]" office:value-type="float" office:value="1.08831560299578" calcext:value-type="float">
            <text:p>1,0883156029957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caseA obs</text:p>
          </table:table-cell>
          <table:table-cell office:value-type="string" calcext:value-type="string">
            <text:p>caseA free</text:p>
          </table:table-cell>
          <table:table-cell office:value-type="string" calcext:value-type="string">
            <text:p>caseA diamond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8227" calcext:value-type="float">
            <text:p>1538227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1258259" calcext:value-type="float">
            <text:p>125825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9552" calcext:value-type="float">
            <text:p>1449552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1257666" calcext:value-type="float">
            <text:p>125766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13475" calcext:value-type="float">
            <text:p>1413475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1257666" calcext:value-type="float">
            <text:p>125766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96362" calcext:value-type="float">
            <text:p>1396362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1257666" calcext:value-type="float">
            <text:p>1257666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96994" calcext:value-type="float">
            <text:p>1396994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1257666" calcext:value-type="float">
            <text:p>1257666</text:p>
          </table:table-cell>
          <table:table-cell table:number-columns-repeated="5"/>
        </table:table-row>
        <table:table-row table:style-name="ro1" table:number-rows-repeated="15">
          <table:table-cell table:number-columns-repeated="9"/>
        </table:table-row>
        <table:table-row table:style-name="ro1">
          <table:table-cell/>
          <table:table-cell office:value-type="string" calcext:value-type="string">
            <text:p>caseB</text:p>
          </table:table-cell>
          <table:table-cell office:value-type="string" calcext:value-type="string">
            <text:p>caseB free</text:p>
          </table:table-cell>
          <table:table-cell office:value-type="string" calcext:value-type="string">
            <text:p>caseB diamond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41009" calcext:value-type="float">
            <text:p>5541009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5311670" calcext:value-type="float">
            <text:p>531167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26488" calcext:value-type="float">
            <text:p>5426488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5311476" calcext:value-type="float">
            <text:p>531147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90125" calcext:value-type="float">
            <text:p>5390125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5311476" calcext:value-type="float">
            <text:p>531147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75114" calcext:value-type="float">
            <text:p>5375114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5311476" calcext:value-type="float">
            <text:p>5311476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70708" calcext:value-type="float">
            <text:p>5370708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5311476" calcext:value-type="float">
            <text:p>5311476</text:p>
          </table:table-cell>
          <table:table-cell table:number-columns-repeated="5"/>
        </table:table-row>
      </table:table>
      <table:table table:name="Planilha3" table:style-name="ta1">
        <table:shapes>
          <draw:frame draw:z-index="0" draw:style-name="gr1" draw:text-style-name="P1" svg:width="159.97mm" svg:height="90.05mm" svg:x="1.38mm" svg:y="44.09mm">
            <draw:object draw:notify-on-update-of-ranges="Planilha3.A2:Planilha3.A6 Planilha3.B2:Planilha3.B6 Planilha3.C2:Planilha3.C6 Planilha3.D2:Planilha3.D6 Planilha3.E2:Planilha3.E6 Planilha3.F2:Planilha3.F6 Planilha3.G2:Planilha3.G6 Planilha3.H2:Planilha3.H6 Planilha3.I2:Planilha3.I6 Planilha3.J2:Planilha3.J6 Planilha3.K2:Planilha3.K6 Planilha3.L2:Planilha3.L6 Planilha3.M2:Planilha3.M6 Planilha3.N2:Planilha3.N6 Planilha3.O2:Planilha3.O6 Planilha3.P2:Planilha3.P6 Planilha3.Q2:Planilha3.Q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35" calcext:value-type="float">
            <text:p>6235</text:p>
          </table:table-cell>
          <table:table-cell office:value-type="float" office:value="66" calcext:value-type="float">
            <text:p>66</text:p>
          </table:table-cell>
          <table:table-cell office:value-type="float" office:value="7312" calcext:value-type="float">
            <text:p>7312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office:value-type="float" office:value="5729" calcext:value-type="float">
            <text:p>5729</text:p>
          </table:table-cell>
          <table:table-cell office:value-type="float" office:value="169" calcext:value-type="float">
            <text:p>169</text:p>
          </table:table-cell>
          <table:table-cell office:value-type="float" office:value="5409" calcext:value-type="float">
            <text:p>5409</text:p>
          </table:table-cell>
          <table:table-cell office:value-type="float" office:value="12900" calcext:value-type="float">
            <text:p>12900</text:p>
          </table:table-cell>
          <table:table-cell office:value-type="float" office:value="98" calcext:value-type="float">
            <text:p>98</text:p>
          </table:table-cell>
          <table:table-cell office:value-type="float" office:value="16819" calcext:value-type="float">
            <text:p>16819</text:p>
          </table:table-cell>
          <table:table-cell office:value-type="float" office:value="871" calcext:value-type="float">
            <text:p>871</text:p>
          </table:table-cell>
          <table:table-cell office:value-type="float" office:value="67" calcext:value-type="float">
            <text:p>67</text:p>
          </table:table-cell>
          <table:table-cell office:value-type="float" office:value="20080" calcext:value-type="float">
            <text:p>20080</text:p>
          </table:table-cell>
          <table:table-cell office:value-type="float" office:value="696" calcext:value-type="float">
            <text:p>696</text:p>
          </table:table-cell>
          <table:table-cell office:value-type="float" office:value="13702" calcext:value-type="float">
            <text:p>13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85" calcext:value-type="float">
            <text:p>9185</text:p>
          </table:table-cell>
          <table:table-cell office:value-type="float" office:value="107" calcext:value-type="float">
            <text:p>107</text:p>
          </table:table-cell>
          <table:table-cell office:value-type="float" office:value="10381" calcext:value-type="float">
            <text:p>10381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office:value-type="float" office:value="8784" calcext:value-type="float">
            <text:p>8784</text:p>
          </table:table-cell>
          <table:table-cell office:value-type="float" office:value="266" calcext:value-type="float">
            <text:p>266</text:p>
          </table:table-cell>
          <table:table-cell office:value-type="float" office:value="8291" calcext:value-type="float">
            <text:p>8291</text:p>
          </table:table-cell>
          <table:table-cell office:value-type="float" office:value="17532" calcext:value-type="float">
            <text:p>17532</text:p>
          </table:table-cell>
          <table:table-cell office:value-type="float" office:value="167" calcext:value-type="float">
            <text:p>167</text:p>
          </table:table-cell>
          <table:table-cell office:value-type="float" office:value="22940" calcext:value-type="float">
            <text:p>22940</text:p>
          </table:table-cell>
          <table:table-cell office:value-type="float" office:value="1189" calcext:value-type="float">
            <text:p>1189</text:p>
          </table:table-cell>
          <table:table-cell office:value-type="float" office:value="120" calcext:value-type="float">
            <text:p>120</text:p>
          </table:table-cell>
          <table:table-cell office:value-type="float" office:value="25354" calcext:value-type="float">
            <text:p>25354</text:p>
          </table:table-cell>
          <table:table-cell office:value-type="float" office:value="1072" calcext:value-type="float">
            <text:p>1072</text:p>
          </table:table-cell>
          <table:table-cell office:value-type="float" office:value="18042" calcext:value-type="float">
            <text:p>180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774" calcext:value-type="float">
            <text:p>17774</text:p>
          </table:table-cell>
          <table:table-cell office:value-type="float" office:value="214" calcext:value-type="float">
            <text:p>214</text:p>
          </table:table-cell>
          <table:table-cell office:value-type="float" office:value="18818" calcext:value-type="float">
            <text:p>18818</text:p>
          </table:table-cell>
          <table:table-cell office:value-type="float" office:value="482" calcext:value-type="float">
            <text:p>482</text:p>
          </table:table-cell>
          <table:table-cell office:value-type="float" office:value="152" calcext:value-type="float">
            <text:p>152</text:p>
          </table:table-cell>
          <table:table-cell office:value-type="float" office:value="17519" calcext:value-type="float">
            <text:p>17519</text:p>
          </table:table-cell>
          <table:table-cell office:value-type="float" office:value="477" calcext:value-type="float">
            <text:p>477</text:p>
          </table:table-cell>
          <table:table-cell office:value-type="float" office:value="15430" calcext:value-type="float">
            <text:p>15430</text:p>
          </table:table-cell>
          <table:table-cell office:value-type="float" office:value="34049" calcext:value-type="float">
            <text:p>34049</text:p>
          </table:table-cell>
          <table:table-cell office:value-type="float" office:value="329" calcext:value-type="float">
            <text:p>329</text:p>
          </table:table-cell>
          <table:table-cell office:value-type="float" office:value="38458" calcext:value-type="float">
            <text:p>38458</text:p>
          </table:table-cell>
          <table:table-cell office:value-type="float" office:value="1959" calcext:value-type="float">
            <text:p>1959</text:p>
          </table:table-cell>
          <table:table-cell office:value-type="float" office:value="250" calcext:value-type="float">
            <text:p>250</text:p>
          </table:table-cell>
          <table:table-cell office:value-type="float" office:value="44274" calcext:value-type="float">
            <text:p>44274</text:p>
          </table:table-cell>
          <table:table-cell office:value-type="float" office:value="1747" calcext:value-type="float">
            <text:p>1747</text:p>
          </table:table-cell>
          <table:table-cell office:value-type="float" office:value="33049" calcext:value-type="float">
            <text:p>330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095" calcext:value-type="float">
            <text:p>41095</text:p>
          </table:table-cell>
          <table:table-cell office:value-type="float" office:value="382" calcext:value-type="float">
            <text:p>382</text:p>
          </table:table-cell>
          <table:table-cell office:value-type="float" office:value="39017" calcext:value-type="float">
            <text:p>39017</text:p>
          </table:table-cell>
          <table:table-cell office:value-type="float" office:value="1091" calcext:value-type="float">
            <text:p>1091</text:p>
          </table:table-cell>
          <table:table-cell office:value-type="float" office:value="263" calcext:value-type="float">
            <text:p>263</text:p>
          </table:table-cell>
          <table:table-cell office:value-type="float" office:value="38304" calcext:value-type="float">
            <text:p>38304</text:p>
          </table:table-cell>
          <table:table-cell office:value-type="float" office:value="1184" calcext:value-type="float">
            <text:p>1184</text:p>
          </table:table-cell>
          <table:table-cell office:value-type="float" office:value="36020" calcext:value-type="float">
            <text:p>36020</text:p>
          </table:table-cell>
          <table:table-cell office:value-type="float" office:value="75887" calcext:value-type="float">
            <text:p>75887</text:p>
          </table:table-cell>
          <table:table-cell office:value-type="float" office:value="580" calcext:value-type="float">
            <text:p>580</text:p>
          </table:table-cell>
          <table:table-cell office:value-type="float" office:value="76654" calcext:value-type="float">
            <text:p>76654</text:p>
          </table:table-cell>
          <table:table-cell office:value-type="float" office:value="3484" calcext:value-type="float">
            <text:p>3484</text:p>
          </table:table-cell>
          <table:table-cell office:value-type="float" office:value="443" calcext:value-type="float">
            <text:p>443</text:p>
          </table:table-cell>
          <table:table-cell office:value-type="float" office:value="87777" calcext:value-type="float">
            <text:p>87777</text:p>
          </table:table-cell>
          <table:table-cell office:value-type="float" office:value="3411" calcext:value-type="float">
            <text:p>3411</text:p>
          </table:table-cell>
          <table:table-cell office:value-type="float" office:value="73141" calcext:value-type="float">
            <text:p>731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349" calcext:value-type="float">
            <text:p>66349</text:p>
          </table:table-cell>
          <table:table-cell office:value-type="float" office:value="820" calcext:value-type="float">
            <text:p>820</text:p>
          </table:table-cell>
          <table:table-cell office:value-type="float" office:value="68278" calcext:value-type="float">
            <text:p>68278</text:p>
          </table:table-cell>
          <table:table-cell office:value-type="float" office:value="2493" calcext:value-type="float">
            <text:p>2493</text:p>
          </table:table-cell>
          <table:table-cell office:value-type="float" office:value="591" calcext:value-type="float">
            <text:p>591</text:p>
          </table:table-cell>
          <table:table-cell office:value-type="float" office:value="65042" calcext:value-type="float">
            <text:p>65042</text:p>
          </table:table-cell>
          <table:table-cell office:value-type="float" office:value="2128" calcext:value-type="float">
            <text:p>2128</text:p>
          </table:table-cell>
          <table:table-cell office:value-type="float" office:value="85895" calcext:value-type="float">
            <text:p>85895</text:p>
          </table:table-cell>
          <table:table-cell office:value-type="float" office:value="119929" calcext:value-type="float">
            <text:p>119929</text:p>
          </table:table-cell>
          <table:table-cell office:value-type="float" office:value="1226" calcext:value-type="float">
            <text:p>1226</text:p>
          </table:table-cell>
          <table:table-cell office:value-type="float" office:value="130114" calcext:value-type="float">
            <text:p>130114</text:p>
          </table:table-cell>
          <table:table-cell office:value-type="float" office:value="6444" calcext:value-type="float">
            <text:p>6444</text:p>
          </table:table-cell>
          <table:table-cell office:value-type="float" office:value="996" calcext:value-type="float">
            <text:p>996</text:p>
          </table:table-cell>
          <table:table-cell office:value-type="float" office:value="139153" calcext:value-type="float">
            <text:p>139153</text:p>
          </table:table-cell>
          <table:table-cell office:value-type="float" office:value="5439" calcext:value-type="float">
            <text:p>5439</text:p>
          </table:table-cell>
          <table:table-cell office:value-type="float" office:value="163724" calcext:value-type="float">
            <text:p>163724</text:p>
          </table:table-cell>
        </table:table-row>
      </table:table>
      <table:table table:name="Planilha4" table:style-name="ta1"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296739" calcext:value-type="float">
            <text:p>1296739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242968" calcext:value-type="float">
            <text:p>1242968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219330" calcext:value-type="float">
            <text:p>1219330</text:p>
          </table:table-cell>
          <table:table-cell office:value-type="float" office:value="17959" calcext:value-type="float">
            <text:p>17959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215185" calcext:value-type="float">
            <text:p>1215185</text:p>
          </table:table-cell>
          <table:table-cell office:value-type="float" office:value="40308" calcext:value-type="float">
            <text:p>40308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64844" calcext:value-type="float">
            <text:p>64844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524179" calcext:value-type="float">
            <text:p>1524179</text:p>
          </table:table-cell>
          <table:table-cell office:value-type="float" office:value="13423" calcext:value-type="float">
            <text:p>13423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438848" calcext:value-type="float">
            <text:p>1438848</text:p>
          </table:table-cell>
          <table:table-cell office:value-type="float" office:value="16491" calcext:value-type="float">
            <text:p>16491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400043" calcext:value-type="float">
            <text:p>1400043</text:p>
          </table:table-cell>
          <table:table-cell office:value-type="float" office:value="28002" calcext:value-type="float">
            <text:p>28002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384976" calcext:value-type="float">
            <text:p>1384976</text:p>
          </table:table-cell>
          <table:table-cell office:value-type="float" office:value="54747" calcext:value-type="float">
            <text:p>54747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384684" calcext:value-type="float">
            <text:p>1384684</text:p>
          </table:table-cell>
          <table:table-cell office:value-type="float" office:value="81969" calcext:value-type="float">
            <text:p>8196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9601" calcext:value-type="float">
            <text:p>960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9721" calcext:value-type="float">
            <text:p>97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9652" calcext:value-type="float">
            <text:p>96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9652" calcext:value-type="float">
            <text:p>965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9652" calcext:value-type="float">
            <text:p>965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9652" calcext:value-type="float">
            <text:p>9652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8294" calcext:value-type="float">
            <text:p>1829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7663" calcext:value-type="float">
            <text:p>176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7570" calcext:value-type="float">
            <text:p>1757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26907" calcext:value-type="float">
            <text:p>2690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25140" calcext:value-type="float">
            <text:p>2514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24934" calcext:value-type="float">
            <text:p>24934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24769" calcext:value-type="float">
            <text:p>24769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24720" calcext:value-type="float">
            <text:p>24720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575380" calcext:value-type="float">
            <text:p>1575380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495264" calcext:value-type="float">
            <text:p>1495264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472228" calcext:value-type="float">
            <text:p>1472228</text:p>
          </table:table-cell>
          <table:table-cell office:value-type="float" office:value="17163" calcext:value-type="float">
            <text:p>17163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468968" calcext:value-type="float">
            <text:p>1468968</text:p>
          </table:table-cell>
          <table:table-cell office:value-type="float" office:value="37460" calcext:value-type="float">
            <text:p>37460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65087" calcext:value-type="float">
            <text:p>65087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887083" calcext:value-type="float">
            <text:p>1887083</text:p>
          </table:table-cell>
          <table:table-cell office:value-type="float" office:value="22558" calcext:value-type="float">
            <text:p>22558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770723" calcext:value-type="float">
            <text:p>1770723</text:p>
          </table:table-cell>
          <table:table-cell office:value-type="float" office:value="25949" calcext:value-type="float">
            <text:p>25949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720137" calcext:value-type="float">
            <text:p>1720137</text:p>
          </table:table-cell>
          <table:table-cell office:value-type="float" office:value="39706" calcext:value-type="float">
            <text:p>39706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692406" calcext:value-type="float">
            <text:p>1692406</text:p>
          </table:table-cell>
          <table:table-cell office:value-type="float" office:value="69960" calcext:value-type="float">
            <text:p>69960</text:p>
          </table:table-cell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689646" calcext:value-type="float">
            <text:p>1689646</text:p>
          </table:table-cell>
          <table:table-cell office:value-type="float" office:value="104637" calcext:value-type="float">
            <text:p>104637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5427948" calcext:value-type="float">
            <text:p>5427948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5326334" calcext:value-type="float">
            <text:p>5326334</text:p>
          </table:table-cell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5293537" calcext:value-type="float">
            <text:p>5293537</text:p>
          </table:table-cell>
          <table:table-cell office:value-type="float" office:value="18661" calcext:value-type="float">
            <text:p>18661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5282596" calcext:value-type="float">
            <text:p>5282596</text:p>
          </table:table-cell>
          <table:table-cell office:value-type="float" office:value="38019" calcext:value-type="float">
            <text:p>38019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67025" calcext:value-type="float">
            <text:p>67025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5530960" calcext:value-type="float">
            <text:p>5530960</text:p>
          </table:table-cell>
          <table:table-cell office:value-type="float" office:value="16954" calcext:value-type="float">
            <text:p>16954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5415386" calcext:value-type="float">
            <text:p>5415386</text:p>
          </table:table-cell>
          <table:table-cell office:value-type="float" office:value="21176" calcext:value-type="float">
            <text:p>21176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5379124" calcext:value-type="float">
            <text:p>5379124</text:p>
          </table:table-cell>
          <table:table-cell office:value-type="float" office:value="31055" calcext:value-type="float">
            <text:p>31055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5362053" calcext:value-type="float">
            <text:p>5362053</text:p>
          </table:table-cell>
          <table:table-cell office:value-type="float" office:value="55574" calcext:value-type="float">
            <text:p>55574</text:p>
          </table:table-cell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5358493" calcext:value-type="float">
            <text:p>5358493</text:p>
          </table:table-cell>
          <table:table-cell office:value-type="float" office:value="88191" calcext:value-type="float">
            <text:p>88191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3570" calcext:value-type="float">
            <text:p>357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3638" calcext:value-type="float">
            <text:p>36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3600" calcext:value-type="float">
            <text:p>36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3600" calcext:value-type="float">
            <text:p>36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3600" calcext:value-type="float">
            <text:p>36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3600" calcext:value-type="float">
            <text:p>360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64856" calcext:value-type="float">
            <text:p>6485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3418" calcext:value-type="float">
            <text:p>6341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2755" calcext:value-type="float">
            <text:p>6275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69123" calcext:value-type="float">
            <text:p>6912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67324" calcext:value-type="float">
            <text:p>67324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66422" calcext:value-type="float">
            <text:p>66422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66360" calcext:value-type="float">
            <text:p>66360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66247" calcext:value-type="float">
            <text:p>66247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727763" calcext:value-type="float">
            <text:p>727763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86014" calcext:value-type="float">
            <text:p>686014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72026" calcext:value-type="float">
            <text:p>672026</text:p>
          </table:table-cell>
          <table:table-cell office:value-type="float" office:value="15377" calcext:value-type="float">
            <text:p>15377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69661" calcext:value-type="float">
            <text:p>669661</text:p>
          </table:table-cell>
          <table:table-cell office:value-type="float" office:value="35451" calcext:value-type="float">
            <text:p>35451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69474" calcext:value-type="float">
            <text:p>669474</text:p>
          </table:table-cell>
          <table:table-cell office:value-type="float" office:value="84458" calcext:value-type="float">
            <text:p>84458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003115" calcext:value-type="float">
            <text:p>1003115</text:p>
          </table:table-cell>
          <table:table-cell office:value-type="float" office:value="15818" calcext:value-type="float">
            <text:p>15818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920834" calcext:value-type="float">
            <text:p>920834</text:p>
          </table:table-cell>
          <table:table-cell office:value-type="float" office:value="17997" calcext:value-type="float">
            <text:p>17997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887533" calcext:value-type="float">
            <text:p>887533</text:p>
          </table:table-cell>
          <table:table-cell office:value-type="float" office:value="29483" calcext:value-type="float">
            <text:p>29483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873059" calcext:value-type="float">
            <text:p>873059</text:p>
          </table:table-cell>
          <table:table-cell office:value-type="float" office:value="56270" calcext:value-type="float">
            <text:p>56270</text:p>
          </table:table-cell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870578" calcext:value-type="float">
            <text:p>870578</text:p>
          </table:table-cell>
          <table:table-cell office:value-type="float" office:value="113273" calcext:value-type="float">
            <text:p>113273</text:p>
          </table:table-cell>
        </table:table-row>
      </table:table>
      <table:table table:name="Planilha5" table:style-name="ta1">
        <table:table-column table:style-name="co8" table:default-cell-style-name="Default"/>
        <table:table-column table:style-name="co6" table:number-columns-repeated="15" table:default-cell-style-name="Default"/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7055" calcext:value-type="float">
            <text:p>70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10390" calcext:value-type="float">
            <text:p>103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16652" calcext:value-type="float">
            <text:p>166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31508" calcext:value-type="float">
            <text:p>315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214834" calcext:value-type="float">
            <text:p>1214834</text:p>
          </table:table-cell>
          <table:table-cell office:value-type="float" office:value="72465" calcext:value-type="float">
            <text:p>724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288" calcext:value-type="float">
            <text:p>2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9573" calcext:value-type="float">
            <text:p>9573</text:p>
          </table:table-cell>
          <table:table-cell office:value-type="float" office:value="501" calcext:value-type="float">
            <text:p>5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165" calcext:value-type="float">
            <text:p>1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243" calcext:value-type="float">
            <text:p>2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661" calcext:value-type="float">
            <text:p>6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7568" calcext:value-type="float">
            <text:p>17568</text:p>
          </table:table-cell>
          <table:table-cell office:value-type="float" office:value="1462" calcext:value-type="float">
            <text:p>14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6526" calcext:value-type="float">
            <text:p>65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9871" calcext:value-type="float">
            <text:p>98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15640" calcext:value-type="float">
            <text:p>156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29662" calcext:value-type="float">
            <text:p>296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1468956" calcext:value-type="float">
            <text:p>1468956</text:p>
          </table:table-cell>
          <table:table-cell office:value-type="float" office:value="64028" calcext:value-type="float">
            <text:p>640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8058" calcext:value-type="float">
            <text:p>80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11968" calcext:value-type="float">
            <text:p>119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18255" calcext:value-type="float">
            <text:p>18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31624" calcext:value-type="float">
            <text:p>316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5281496" calcext:value-type="float">
            <text:p>5281496</text:p>
          </table:table-cell>
          <table:table-cell office:value-type="float" office:value="73447" calcext:value-type="float">
            <text:p>734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185" calcext:value-type="float">
            <text:p>1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3532" calcext:value-type="float">
            <text:p>3532</text:p>
          </table:table-cell>
          <table:table-cell office:value-type="float" office:value="288" calcext:value-type="float">
            <text:p>2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175" calcext:value-type="float">
            <text:p>1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413" calcext:value-type="float">
            <text:p>4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663" calcext:value-type="float">
            <text:p>6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2733" calcext:value-type="float">
            <text:p>62733</text:p>
          </table:table-cell>
          <table:table-cell office:value-type="float" office:value="1573" calcext:value-type="float">
            <text:p>15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</text:p>
          </table:table-cell>
          <table:table-cell office:value-type="float" office:value="669474" calcext:value-type="float">
            <text:p>669474</text:p>
          </table:table-cell>
          <table:table-cell office:value-type="float" office:value="6160" calcext:value-type="float">
            <text:p>6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</text:p>
          </table:table-cell>
          <table:table-cell office:value-type="float" office:value="669474" calcext:value-type="float">
            <text:p>669474</text:p>
          </table:table-cell>
          <table:table-cell office:value-type="float" office:value="9657" calcext:value-type="float">
            <text:p>96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E</text:p>
          </table:table-cell>
          <table:table-cell office:value-type="float" office:value="669474" calcext:value-type="float">
            <text:p>669474</text:p>
          </table:table-cell>
          <table:table-cell office:value-type="float" office:value="16033" calcext:value-type="float">
            <text:p>160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E</text:p>
          </table:table-cell>
          <table:table-cell office:value-type="float" office:value="669474" calcext:value-type="float">
            <text:p>669474</text:p>
          </table:table-cell>
          <table:table-cell office:value-type="float" office:value="27025" calcext:value-type="float">
            <text:p>270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E</text:p>
          </table:table-cell>
          <table:table-cell office:value-type="float" office:value="669474" calcext:value-type="float">
            <text:p>669474</text:p>
          </table:table-cell>
          <table:table-cell office:value-type="float" office:value="59822" calcext:value-type="float">
            <text:p>598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258259" calcext:value-type="float">
            <text:p>1258259</text:p>
          </table:table-cell>
          <table:table-cell office:value-type="float" office:value="37254" calcext:value-type="float">
            <text:p>37254</text:p>
          </table:table-cell>
          <table:table-cell table:number-columns-repeated="3"/>
          <table:table-cell office:value-type="float" office:value="1258259" calcext:value-type="float">
            <text:p>1258259</text:p>
          </table:table-cell>
          <table:table-cell office:value-type="float" office:value="9639" calcext:value-type="float">
            <text:p>9639</text:p>
          </table:table-cell>
          <table:table-cell office:value-type="float" office:value="20574" calcext:value-type="float">
            <text:p>20574</text:p>
          </table:table-cell>
          <table:table-cell office:value-type="float" office:value="1533846" calcext:value-type="float">
            <text:p>1533846</text:p>
          </table:table-cell>
          <table:table-cell office:value-type="float" office:value="5311670" calcext:value-type="float">
            <text:p>5311670</text:p>
          </table:table-cell>
          <table:table-cell office:value-type="float" office:value="3547" calcext:value-type="float">
            <text:p>3547</text:p>
          </table:table-cell>
          <table:table-cell office:value-type="float" office:value="64622" calcext:value-type="float">
            <text:p>64622</text:p>
          </table:table-cell>
          <table:table-cell office:value-type="float" office:value="729368" calcext:value-type="float">
            <text:p>729368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257666" calcext:value-type="float">
            <text:p>1257666</text:p>
          </table:table-cell>
          <table:table-cell office:value-type="float" office:value="48624" calcext:value-type="float">
            <text:p>48624</text:p>
          </table:table-cell>
          <table:table-cell table:number-columns-repeated="3"/>
          <table:table-cell office:value-type="float" office:value="1257666" calcext:value-type="float">
            <text:p>1257666</text:p>
          </table:table-cell>
          <table:table-cell office:value-type="float" office:value="9639" calcext:value-type="float">
            <text:p>9639</text:p>
          </table:table-cell>
          <table:table-cell office:value-type="float" office:value="20535" calcext:value-type="float">
            <text:p>20535</text:p>
          </table:table-cell>
          <table:table-cell office:value-type="float" office:value="1533437" calcext:value-type="float">
            <text:p>1533437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3547" calcext:value-type="float">
            <text:p>3547</text:p>
          </table:table-cell>
          <table:table-cell office:value-type="float" office:value="64622" calcext:value-type="float">
            <text:p>64622</text:p>
          </table:table-cell>
          <table:table-cell office:value-type="float" office:value="728624" calcext:value-type="float">
            <text:p>728624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257666" calcext:value-type="float">
            <text:p>1257666</text:p>
          </table:table-cell>
          <table:table-cell office:value-type="float" office:value="57079" calcext:value-type="float">
            <text:p>57079</text:p>
          </table:table-cell>
          <table:table-cell table:number-columns-repeated="3"/>
          <table:table-cell office:value-type="float" office:value="1257666" calcext:value-type="float">
            <text:p>1257666</text:p>
          </table:table-cell>
          <table:table-cell office:value-type="float" office:value="9639" calcext:value-type="float">
            <text:p>9639</text:p>
          </table:table-cell>
          <table:table-cell office:value-type="float" office:value="20535" calcext:value-type="float">
            <text:p>20535</text:p>
          </table:table-cell>
          <table:table-cell office:value-type="float" office:value="1533429" calcext:value-type="float">
            <text:p>1533429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3547" calcext:value-type="float">
            <text:p>3547</text:p>
          </table:table-cell>
          <table:table-cell office:value-type="float" office:value="64622" calcext:value-type="float">
            <text:p>64622</text:p>
          </table:table-cell>
          <table:table-cell office:value-type="float" office:value="728599" calcext:value-type="float">
            <text:p>728599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257666" calcext:value-type="float">
            <text:p>1257666</text:p>
          </table:table-cell>
          <table:table-cell office:value-type="float" office:value="71238" calcext:value-type="float">
            <text:p>71238</text:p>
          </table:table-cell>
          <table:table-cell table:number-columns-repeated="3"/>
          <table:table-cell office:value-type="float" office:value="1257666" calcext:value-type="float">
            <text:p>1257666</text:p>
          </table:table-cell>
          <table:table-cell office:value-type="float" office:value="9639" calcext:value-type="float">
            <text:p>9639</text:p>
          </table:table-cell>
          <table:table-cell office:value-type="float" office:value="20535" calcext:value-type="float">
            <text:p>20535</text:p>
          </table:table-cell>
          <table:table-cell office:value-type="float" office:value="1533429" calcext:value-type="float">
            <text:p>1533429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3547" calcext:value-type="float">
            <text:p>3547</text:p>
          </table:table-cell>
          <table:table-cell office:value-type="float" office:value="64622" calcext:value-type="float">
            <text:p>64622</text:p>
          </table:table-cell>
          <table:table-cell office:value-type="float" office:value="728599" calcext:value-type="float">
            <text:p>728599</text:p>
          </table:table-cell>
        </table:table-row>
        <table:table-row table:style-name="ro1">
          <table:table-cell office:value-type="string" calcext:value-type="string">
            <text:p>testcases/official/alpha/case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257666" calcext:value-type="float">
            <text:p>1257666</text:p>
          </table:table-cell>
          <table:table-cell office:value-type="float" office:value="111001" calcext:value-type="float">
            <text:p>111001</text:p>
          </table:table-cell>
          <table:table-cell table:number-columns-repeated="3"/>
          <table:table-cell office:value-type="float" office:value="1257666" calcext:value-type="float">
            <text:p>1257666</text:p>
          </table:table-cell>
          <table:table-cell office:value-type="float" office:value="9639" calcext:value-type="float">
            <text:p>9639</text:p>
          </table:table-cell>
          <table:table-cell office:value-type="float" office:value="20535" calcext:value-type="float">
            <text:p>20535</text:p>
          </table:table-cell>
          <table:table-cell office:value-type="float" office:value="1533429" calcext:value-type="float">
            <text:p>1533429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3547" calcext:value-type="float">
            <text:p>3547</text:p>
          </table:table-cell>
          <table:table-cell office:value-type="float" office:value="64622" calcext:value-type="float">
            <text:p>64622</text:p>
          </table:table-cell>
          <table:table-cell office:value-type="float" office:value="728599" calcext:value-type="float">
            <text:p>728599</text:p>
          </table:table-cell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9639" calcext:value-type="float">
            <text:p>9639</text:p>
          </table:table-cell>
          <table:table-cell office:value-type="float" office:value="113" calcext:value-type="float">
            <text:p>1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9639" calcext:value-type="float">
            <text:p>9639</text:p>
          </table:table-cell>
          <table:table-cell office:value-type="float" office:value="153" calcext:value-type="float">
            <text:p>1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9639" calcext:value-type="float">
            <text:p>9639</text:p>
          </table:table-cell>
          <table:table-cell office:value-type="float" office:value="204" calcext:value-type="float">
            <text:p>2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9639" calcext:value-type="float">
            <text:p>9639</text:p>
          </table:table-cell>
          <table:table-cell office:value-type="float" office:value="340" calcext:value-type="float">
            <text:p>3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9639" calcext:value-type="float">
            <text:p>9639</text:p>
          </table:table-cell>
          <table:table-cell office:value-type="float" office:value="554" calcext:value-type="float">
            <text:p>5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20574" calcext:value-type="float">
            <text:p>20574</text:p>
          </table:table-cell>
          <table:table-cell office:value-type="float" office:value="3854" calcext:value-type="float">
            <text:p>38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20535" calcext:value-type="float">
            <text:p>20535</text:p>
          </table:table-cell>
          <table:table-cell office:value-type="float" office:value="4844" calcext:value-type="float">
            <text:p>4844</text:p>
          </table:table-cell>
          <table:table-cell table:number-columns-repeated="3"/>
          <table:table-cell office:value-type="float" office:value="37254" calcext:value-type="float">
            <text:p>37254</text:p>
          </table:table-cell>
          <table:table-cell office:value-type="float" office:value="113" calcext:value-type="float">
            <text:p>113</text:p>
          </table:table-cell>
          <table:table-cell office:value-type="float" office:value="3854" calcext:value-type="float">
            <text:p>3854</text:p>
          </table:table-cell>
          <table:table-cell office:value-type="float" office:value="73541" calcext:value-type="float">
            <text:p>73541</text:p>
          </table:table-cell>
          <table:table-cell office:value-type="float" office:value="40037" calcext:value-type="float">
            <text:p>40037</text:p>
          </table:table-cell>
          <table:table-cell office:value-type="float" office:value="81" calcext:value-type="float">
            <text:p>81</text:p>
          </table:table-cell>
          <table:table-cell office:value-type="float" office:value="3305" calcext:value-type="float">
            <text:p>3305</text:p>
          </table:table-cell>
          <table:table-cell office:value-type="float" office:value="54005" calcext:value-type="float">
            <text:p>54005</text:p>
          </table:table-cell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20535" calcext:value-type="float">
            <text:p>20535</text:p>
          </table:table-cell>
          <table:table-cell office:value-type="float" office:value="5156" calcext:value-type="float">
            <text:p>51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20535" calcext:value-type="float">
            <text:p>20535</text:p>
          </table:table-cell>
          <table:table-cell office:value-type="float" office:value="5468" calcext:value-type="float">
            <text:p>54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20535" calcext:value-type="float">
            <text:p>20535</text:p>
          </table:table-cell>
          <table:table-cell office:value-type="float" office:value="6262" calcext:value-type="float">
            <text:p>62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1533846" calcext:value-type="float">
            <text:p>1533846</text:p>
          </table:table-cell>
          <table:table-cell office:value-type="float" office:value="73541" calcext:value-type="float">
            <text:p>735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1533437" calcext:value-type="float">
            <text:p>1533437</text:p>
          </table:table-cell>
          <table:table-cell office:value-type="float" office:value="92301" calcext:value-type="float">
            <text:p>923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1533429" calcext:value-type="float">
            <text:p>1533429</text:p>
          </table:table-cell>
          <table:table-cell office:value-type="float" office:value="100793" calcext:value-type="float">
            <text:p>1007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1533429" calcext:value-type="float">
            <text:p>1533429</text:p>
          </table:table-cell>
          <table:table-cell office:value-type="float" office:value="114683" calcext:value-type="float">
            <text:p>1146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1533429" calcext:value-type="float">
            <text:p>1533429</text:p>
          </table:table-cell>
          <table:table-cell office:value-type="float" office:value="148472" calcext:value-type="float">
            <text:p>1484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5311670" calcext:value-type="float">
            <text:p>5311670</text:p>
          </table:table-cell>
          <table:table-cell office:value-type="float" office:value="40037" calcext:value-type="float">
            <text:p>400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46475" calcext:value-type="float">
            <text:p>464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53720" calcext:value-type="float">
            <text:p>537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66672" calcext:value-type="float">
            <text:p>666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hidden/caseB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5311476" calcext:value-type="float">
            <text:p>5311476</text:p>
          </table:table-cell>
          <table:table-cell office:value-type="float" office:value="107973" calcext:value-type="float">
            <text:p>1079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3547" calcext:value-type="float">
            <text:p>3547</text:p>
          </table:table-cell>
          <table:table-cell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3547" calcext:value-type="float">
            <text:p>3547</text:p>
          </table:table-cell>
          <table:table-cell office:value-type="float" office:value="118" calcext:value-type="float">
            <text:p>1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3547" calcext:value-type="float">
            <text:p>3547</text:p>
          </table:table-cell>
          <table:table-cell office:value-type="float" office:value="138" calcext:value-type="float">
            <text:p>1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3547" calcext:value-type="float">
            <text:p>3547</text:p>
          </table:table-cell>
          <table:table-cell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3547" calcext:value-type="float">
            <text:p>3547</text:p>
          </table:table-cell>
          <table:table-cell office:value-type="float" office:value="365" calcext:value-type="float">
            <text:p>3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64622" calcext:value-type="float">
            <text:p>64622</text:p>
          </table:table-cell>
          <table:table-cell office:value-type="float" office:value="3305" calcext:value-type="float">
            <text:p>33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64622" calcext:value-type="float">
            <text:p>64622</text:p>
          </table:table-cell>
          <table:table-cell office:value-type="float" office:value="3746" calcext:value-type="float">
            <text:p>37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64622" calcext:value-type="float">
            <text:p>64622</text:p>
          </table:table-cell>
          <table:table-cell office:value-type="float" office:value="4080" calcext:value-type="float">
            <text:p>40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64622" calcext:value-type="float">
            <text:p>64622</text:p>
          </table:table-cell>
          <table:table-cell office:value-type="float" office:value="4362" calcext:value-type="float">
            <text:p>43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64622" calcext:value-type="float">
            <text:p>64622</text:p>
          </table:table-cell>
          <table:table-cell office:value-type="float" office:value="5198" calcext:value-type="float">
            <text:p>51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O</text:p>
          </table:table-cell>
          <table:table-cell office:value-type="float" office:value="729368" calcext:value-type="float">
            <text:p>729368</text:p>
          </table:table-cell>
          <table:table-cell office:value-type="float" office:value="54005" calcext:value-type="float">
            <text:p>54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O</text:p>
          </table:table-cell>
          <table:table-cell office:value-type="float" office:value="728624" calcext:value-type="float">
            <text:p>728624</text:p>
          </table:table-cell>
          <table:table-cell office:value-type="float" office:value="79903" calcext:value-type="float">
            <text:p>799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O</text:p>
          </table:table-cell>
          <table:table-cell office:value-type="float" office:value="728599" calcext:value-type="float">
            <text:p>728599</text:p>
          </table:table-cell>
          <table:table-cell office:value-type="float" office:value="97717" calcext:value-type="float">
            <text:p>977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O</text:p>
          </table:table-cell>
          <table:table-cell office:value-type="float" office:value="728599" calcext:value-type="float">
            <text:p>728599</text:p>
          </table:table-cell>
          <table:table-cell office:value-type="float" office:value="108388" calcext:value-type="float">
            <text:p>1083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cases/official/original/case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O</text:p>
          </table:table-cell>
          <table:table-cell office:value-type="float" office:value="728599" calcext:value-type="float">
            <text:p>728599</text:p>
          </table:table-cell>
          <table:table-cell office:value-type="float" office:value="140349" calcext:value-type="float">
            <text:p>14034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testcases_variando_numero_de_vizinhos_e_obstaculos.A1:testcases_variando_numero_de_vizinhos_e_obstaculos.E8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Planilha4.A1:Planilha4.E80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Planilha5.A1:Planilha5.E8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Ecz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01:30:28.7273267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01:48:39.949703050</dc:date>
    <meta:editing-duration>PT5H18M22S</meta:editing-duration>
    <meta:editing-cycles>13</meta:editing-cycles>
    <meta:generator>LibreOffice/6.2.4.2.0$Linux_X86_64 LibreOffice_project/20$Build-2</meta:generator>
    <meta:document-statistic meta:table-count="5" meta:cell-count="16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675cm" svg:y="2.461cm" style:legend-expansion="high" chart:style-name="ch2"/>
        <chart:plot-area chart:style-name="ch3" table:cell-range-address="Planilha2.A14:Planilha2.I19" chart:data-source-has-labels="both" svg:x="0.319cm" svg:y="0.18cm" svg:width="13.037cm" svg:height="8.646cm">
          <chartooo:coordinate-region svg:x="1.866cm" svg:y="0.379cm" svg:width="11.21cm" svg:height="7.8cm"/>
          <chart:axis chart:dimension="x" chart:name="primary-x" chart:style-name="ch4" chartooo:axis-type="auto">
            <chartooo:date-scale/>
            <chart:categories table:cell-range-address="Planilha2.A15:Planilha2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B15:Planilha2.B19" chart:label-cell-address="Planilha2.B14:Planilha2.B14" chart:class="chart:line">
            <chart:data-point chart:repeated="5"/>
          </chart:series>
          <chart:series chart:style-name="ch7" chart:values-cell-range-address="Planilha2.C15:Planilha2.C19" chart:label-cell-address="Planilha2.C14:Planilha2.C14" chart:class="chart:line">
            <chart:data-point chart:repeated="5"/>
          </chart:series>
          <chart:series chart:style-name="ch8" chart:values-cell-range-address="Planilha2.D15:Planilha2.D19" chart:label-cell-address="Planilha2.D14:Planilha2.D14" chart:class="chart:line">
            <chart:data-point chart:repeated="5"/>
          </chart:series>
          <chart:series chart:style-name="ch9" chart:values-cell-range-address="Planilha2.E15:Planilha2.E19" chart:label-cell-address="Planilha2.E14:Planilha2.E14" chart:class="chart:line">
            <chart:data-point chart:repeated="5"/>
          </chart:series>
          <chart:series chart:style-name="ch10" chart:values-cell-range-address="Planilha2.F15:Planilha2.F19" chart:label-cell-address="Planilha2.F14:Planilha2.F14" chart:class="chart:line">
            <chart:data-point chart:repeated="5"/>
          </chart:series>
          <chart:series chart:style-name="ch11" chart:values-cell-range-address="Planilha2.G15:Planilha2.G19" chart:label-cell-address="Planilha2.G14:Planilha2.G14" chart:class="chart:line">
            <chart:data-point chart:repeated="5"/>
          </chart:series>
          <chart:series chart:style-name="ch12" chart:values-cell-range-address="Planilha2.H15:Planilha2.H19" chart:label-cell-address="Planilha2.H14:Planilha2.H14" chart:class="chart:line">
            <chart:data-point chart:repeated="5"/>
          </chart:series>
          <chart:series chart:style-name="ch13" chart:values-cell-range-address="Planilha2.I15:Planilha2.I19" chart:label-cell-address="Planilha2.I14:Planilha2.I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A</text:p>
                <draw:g>
                  <svg:desc>Planilha2.B14:Planilha2.B14</svg:desc>
                </draw:g>
              </table:table-cell>
              <table:table-cell office:value-type="string">
                <text:p>case4</text:p>
                <draw:g>
                  <svg:desc>Planilha2.C14:Planilha2.C14</svg:desc>
                </draw:g>
              </table:table-cell>
              <table:table-cell office:value-type="string">
                <text:p>case5</text:p>
                <draw:g>
                  <svg:desc>Planilha2.D14:Planilha2.D14</svg:desc>
                </draw:g>
              </table:table-cell>
              <table:table-cell office:value-type="string">
                <text:p>case6</text:p>
                <draw:g>
                  <svg:desc>Planilha2.E14:Planilha2.E14</svg:desc>
                </draw:g>
              </table:table-cell>
              <table:table-cell office:value-type="string">
                <text:p>caseB</text:p>
                <draw:g>
                  <svg:desc>Planilha2.F14:Planilha2.F14</svg:desc>
                </draw:g>
              </table:table-cell>
              <table:table-cell office:value-type="string">
                <text:p>case1</text:p>
                <draw:g>
                  <svg:desc>Planilha2.G14:Planilha2.G14</svg:desc>
                </draw:g>
              </table:table-cell>
              <table:table-cell office:value-type="string">
                <text:p>case2</text:p>
                <draw:g>
                  <svg:desc>Planilha2.H14:Planilha2.H14</svg:desc>
                </draw:g>
              </table:table-cell>
              <table:table-cell office:value-type="string">
                <text:p>case3</text:p>
                <draw:g>
                  <svg:desc>Planilha2.I14:Planilha2.I1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15:Planilha2.A19</svg:desc>
                </draw:g>
              </table:table-cell>
              <table:table-cell office:value-type="float" office:value="1214834">
                <text:p>1214834</text:p>
                <draw:g>
                  <svg:desc>Planilha2.B15:Planilha2.B19</svg:desc>
                </draw:g>
              </table:table-cell>
              <table:table-cell office:value-type="float" office:value="9573">
                <text:p>9573</text:p>
                <draw:g>
                  <svg:desc>Planilha2.C15:Planilha2.C19</svg:desc>
                </draw:g>
              </table:table-cell>
              <table:table-cell office:value-type="float" office:value="17568">
                <text:p>17568</text:p>
                <draw:g>
                  <svg:desc>Planilha2.D15:Planilha2.D19</svg:desc>
                </draw:g>
              </table:table-cell>
              <table:table-cell office:value-type="float" office:value="1468956">
                <text:p>1468956</text:p>
                <draw:g>
                  <svg:desc>Planilha2.E15:Planilha2.E19</svg:desc>
                </draw:g>
              </table:table-cell>
              <table:table-cell office:value-type="float" office:value="5281496">
                <text:p>5281496</text:p>
                <draw:g>
                  <svg:desc>Planilha2.F15:Planilha2.F19</svg:desc>
                </draw:g>
              </table:table-cell>
              <table:table-cell office:value-type="float" office:value="3532">
                <text:p>3532</text:p>
                <draw:g>
                  <svg:desc>Planilha2.G15:Planilha2.G19</svg:desc>
                </draw:g>
              </table:table-cell>
              <table:table-cell office:value-type="float" office:value="62733">
                <text:p>62733</text:p>
                <draw:g>
                  <svg:desc>Planilha2.H15:Planilha2.H19</svg:desc>
                </draw:g>
              </table:table-cell>
              <table:table-cell office:value-type="float" office:value="669474">
                <text:p>669474</text:p>
                <draw:g>
                  <svg:desc>Planilha2.I15:Planilha2.I1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14834">
                <text:p>1214834</text:p>
              </table:table-cell>
              <table:table-cell office:value-type="float" office:value="9573">
                <text:p>9573</text:p>
              </table:table-cell>
              <table:table-cell office:value-type="float" office:value="17568">
                <text:p>17568</text:p>
              </table:table-cell>
              <table:table-cell office:value-type="float" office:value="1468956">
                <text:p>1468956</text:p>
              </table:table-cell>
              <table:table-cell office:value-type="float" office:value="5281496">
                <text:p>5281496</text:p>
              </table:table-cell>
              <table:table-cell office:value-type="float" office:value="3532">
                <text:p>3532</text:p>
              </table:table-cell>
              <table:table-cell office:value-type="float" office:value="62733">
                <text:p>62733</text:p>
              </table:table-cell>
              <table:table-cell office:value-type="float" office:value="669474">
                <text:p>6694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14834">
                <text:p>1214834</text:p>
              </table:table-cell>
              <table:table-cell office:value-type="float" office:value="9573">
                <text:p>9573</text:p>
              </table:table-cell>
              <table:table-cell office:value-type="float" office:value="17568">
                <text:p>17568</text:p>
              </table:table-cell>
              <table:table-cell office:value-type="float" office:value="1468956">
                <text:p>1468956</text:p>
              </table:table-cell>
              <table:table-cell office:value-type="float" office:value="5281496">
                <text:p>5281496</text:p>
              </table:table-cell>
              <table:table-cell office:value-type="float" office:value="3532">
                <text:p>3532</text:p>
              </table:table-cell>
              <table:table-cell office:value-type="float" office:value="62733">
                <text:p>62733</text:p>
              </table:table-cell>
              <table:table-cell office:value-type="float" office:value="669474">
                <text:p>6694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14834">
                <text:p>1214834</text:p>
              </table:table-cell>
              <table:table-cell office:value-type="float" office:value="9573">
                <text:p>9573</text:p>
              </table:table-cell>
              <table:table-cell office:value-type="float" office:value="17568">
                <text:p>17568</text:p>
              </table:table-cell>
              <table:table-cell office:value-type="float" office:value="1468956">
                <text:p>1468956</text:p>
              </table:table-cell>
              <table:table-cell office:value-type="float" office:value="5281496">
                <text:p>5281496</text:p>
              </table:table-cell>
              <table:table-cell office:value-type="float" office:value="3532">
                <text:p>3532</text:p>
              </table:table-cell>
              <table:table-cell office:value-type="float" office:value="62733">
                <text:p>62733</text:p>
              </table:table-cell>
              <table:table-cell office:value-type="float" office:value="669474">
                <text:p>66947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14834">
                <text:p>1214834</text:p>
              </table:table-cell>
              <table:table-cell office:value-type="float" office:value="9573">
                <text:p>9573</text:p>
              </table:table-cell>
              <table:table-cell office:value-type="float" office:value="17568">
                <text:p>17568</text:p>
              </table:table-cell>
              <table:table-cell office:value-type="float" office:value="1468956">
                <text:p>1468956</text:p>
              </table:table-cell>
              <table:table-cell office:value-type="float" office:value="5281496">
                <text:p>5281496</text:p>
              </table:table-cell>
              <table:table-cell office:value-type="float" office:value="3532">
                <text:p>3532</text:p>
              </table:table-cell>
              <table:table-cell office:value-type="float" office:value="62733">
                <text:p>62733</text:p>
              </table:table-cell>
              <table:table-cell office:value-type="float" office:value="669474">
                <text:p>669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99cm" svg:y="0.469cm" style:legend-expansion="high" chart:style-name="ch2"/>
        <chart:plot-area chart:style-name="ch3" table:cell-range-address="Planilha3.A2:Planilha3.Q6" chart:data-source-has-labels="column" svg:x="0.319cm" svg:y="0.18cm" svg:width="12.561cm" svg:height="8.646cm">
          <chartooo:coordinate-region svg:x="1.496cm" svg:y="0.379cm" svg:width="10.919cm" svg:height="7.8cm"/>
          <chart:axis chart:dimension="x" chart:name="primary-x" chart:style-name="ch4" chartooo:axis-type="auto">
            <chartooo:date-scale/>
            <chart:categories table:cell-range-address="Planilha3.A2:Planilha3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3.B2:Planilha3.B6" chart:class="chart:line">
            <chart:data-point chart:repeated="5"/>
          </chart:series>
          <chart:series chart:style-name="ch7" chart:values-cell-range-address="Planilha3.C2:Planilha3.C6" chart:class="chart:line">
            <chart:data-point chart:repeated="5"/>
          </chart:series>
          <chart:series chart:style-name="ch8" chart:values-cell-range-address="Planilha3.D2:Planilha3.D6" chart:class="chart:line">
            <chart:data-point chart:repeated="5"/>
          </chart:series>
          <chart:series chart:style-name="ch9" chart:values-cell-range-address="Planilha3.E2:Planilha3.E6" chart:class="chart:line">
            <chart:data-point chart:repeated="5"/>
          </chart:series>
          <chart:series chart:style-name="ch10" chart:values-cell-range-address="Planilha3.F2:Planilha3.F6" chart:class="chart:line">
            <chart:data-point chart:repeated="5"/>
          </chart:series>
          <chart:series chart:style-name="ch11" chart:values-cell-range-address="Planilha3.G2:Planilha3.G6" chart:class="chart:line">
            <chart:data-point chart:repeated="5"/>
          </chart:series>
          <chart:series chart:style-name="ch12" chart:values-cell-range-address="Planilha3.H2:Planilha3.H6" chart:class="chart:line">
            <chart:data-point chart:repeated="5"/>
          </chart:series>
          <chart:series chart:style-name="ch13" chart:values-cell-range-address="Planilha3.I2:Planilha3.I6" chart:class="chart:line">
            <chart:data-point chart:repeated="5"/>
          </chart:series>
          <chart:series chart:style-name="ch14" chart:values-cell-range-address="Planilha3.J2:Planilha3.J6" chart:class="chart:line">
            <chart:data-point chart:repeated="5"/>
          </chart:series>
          <chart:series chart:style-name="ch15" chart:values-cell-range-address="Planilha3.K2:Planilha3.K6" chart:class="chart:line">
            <chart:data-point chart:repeated="5"/>
          </chart:series>
          <chart:series chart:style-name="ch16" chart:values-cell-range-address="Planilha3.L2:Planilha3.L6" chart:class="chart:line">
            <chart:data-point chart:repeated="5"/>
          </chart:series>
          <chart:series chart:style-name="ch17" chart:values-cell-range-address="Planilha3.M2:Planilha3.M6" chart:class="chart:line">
            <chart:data-point chart:repeated="5"/>
          </chart:series>
          <chart:series chart:style-name="ch18" chart:values-cell-range-address="Planilha3.N2:Planilha3.N6" chart:class="chart:line">
            <chart:data-point chart:repeated="5"/>
          </chart:series>
          <chart:series chart:style-name="ch19" chart:values-cell-range-address="Planilha3.O2:Planilha3.O6" chart:class="chart:line">
            <chart:data-point chart:repeated="5"/>
          </chart:series>
          <chart:series chart:style-name="ch20" chart:values-cell-range-address="Planilha3.P2:Planilha3.P6" chart:class="chart:line">
            <chart:data-point chart:repeated="5"/>
          </chart:series>
          <chart:series chart:style-name="ch9" chart:values-cell-range-address="Planilha3.Q2:Planilha3.Q6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  <table:table-cell office:value-type="string">
                <text:p>Coluna J</text:p>
              </table:table-cell>
              <table:table-cell office:value-type="string">
                <text:p>Coluna K</text:p>
              </table:table-cell>
              <table:table-cell office:value-type="string">
                <text:p>Coluna L</text:p>
              </table:table-cell>
              <table:table-cell office:value-type="string">
                <text:p>Coluna M</text:p>
              </table:table-cell>
              <table:table-cell office:value-type="string">
                <text:p>Coluna N</text:p>
              </table:table-cell>
              <table:table-cell office:value-type="string">
                <text:p>Coluna O</text:p>
              </table:table-cell>
              <table:table-cell office:value-type="string">
                <text:p>Coluna P</text:p>
              </table:table-cell>
              <table:table-cell office:value-type="string">
                <text:p>Coluna Q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3.A2:Planilha3.A6</svg:desc>
                </draw:g>
              </table:table-cell>
              <table:table-cell office:value-type="float" office:value="6235">
                <text:p>6235</text:p>
                <draw:g>
                  <svg:desc>Planilha3.B2:Planilha3.B6</svg:desc>
                </draw:g>
              </table:table-cell>
              <table:table-cell office:value-type="float" office:value="66">
                <text:p>66</text:p>
                <draw:g>
                  <svg:desc>Planilha3.C2:Planilha3.C6</svg:desc>
                </draw:g>
              </table:table-cell>
              <table:table-cell office:value-type="float" office:value="7312">
                <text:p>7312</text:p>
                <draw:g>
                  <svg:desc>Planilha3.D2:Planilha3.D6</svg:desc>
                </draw:g>
              </table:table-cell>
              <table:table-cell office:value-type="float" office:value="159">
                <text:p>159</text:p>
                <draw:g>
                  <svg:desc>Planilha3.E2:Planilha3.E6</svg:desc>
                </draw:g>
              </table:table-cell>
              <table:table-cell office:value-type="float" office:value="44">
                <text:p>44</text:p>
                <draw:g>
                  <svg:desc>Planilha3.F2:Planilha3.F6</svg:desc>
                </draw:g>
              </table:table-cell>
              <table:table-cell office:value-type="float" office:value="5729">
                <text:p>5729</text:p>
                <draw:g>
                  <svg:desc>Planilha3.G2:Planilha3.G6</svg:desc>
                </draw:g>
              </table:table-cell>
              <table:table-cell office:value-type="float" office:value="169">
                <text:p>169</text:p>
                <draw:g>
                  <svg:desc>Planilha3.H2:Planilha3.H6</svg:desc>
                </draw:g>
              </table:table-cell>
              <table:table-cell office:value-type="float" office:value="5409">
                <text:p>5409</text:p>
                <draw:g>
                  <svg:desc>Planilha3.I2:Planilha3.I6</svg:desc>
                </draw:g>
              </table:table-cell>
              <table:table-cell office:value-type="float" office:value="12900">
                <text:p>12900</text:p>
                <draw:g>
                  <svg:desc>Planilha3.J2:Planilha3.J6</svg:desc>
                </draw:g>
              </table:table-cell>
              <table:table-cell office:value-type="float" office:value="98">
                <text:p>98</text:p>
                <draw:g>
                  <svg:desc>Planilha3.K2:Planilha3.K6</svg:desc>
                </draw:g>
              </table:table-cell>
              <table:table-cell office:value-type="float" office:value="16819">
                <text:p>16819</text:p>
                <draw:g>
                  <svg:desc>Planilha3.L2:Planilha3.L6</svg:desc>
                </draw:g>
              </table:table-cell>
              <table:table-cell office:value-type="float" office:value="871">
                <text:p>871</text:p>
                <draw:g>
                  <svg:desc>Planilha3.M2:Planilha3.M6</svg:desc>
                </draw:g>
              </table:table-cell>
              <table:table-cell office:value-type="float" office:value="67">
                <text:p>67</text:p>
                <draw:g>
                  <svg:desc>Planilha3.N2:Planilha3.N6</svg:desc>
                </draw:g>
              </table:table-cell>
              <table:table-cell office:value-type="float" office:value="20080">
                <text:p>20080</text:p>
                <draw:g>
                  <svg:desc>Planilha3.O2:Planilha3.O6</svg:desc>
                </draw:g>
              </table:table-cell>
              <table:table-cell office:value-type="float" office:value="696">
                <text:p>696</text:p>
                <draw:g>
                  <svg:desc>Planilha3.P2:Planilha3.P6</svg:desc>
                </draw:g>
              </table:table-cell>
              <table:table-cell office:value-type="float" office:value="13702">
                <text:p>13702</text:p>
                <draw:g>
                  <svg:desc>Planilha3.Q2:Planilha3.Q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85">
                <text:p>9185</text:p>
              </table:table-cell>
              <table:table-cell office:value-type="float" office:value="107">
                <text:p>107</text:p>
              </table:table-cell>
              <table:table-cell office:value-type="float" office:value="10381">
                <text:p>10381</text:p>
              </table:table-cell>
              <table:table-cell office:value-type="float" office:value="266">
                <text:p>266</text:p>
              </table:table-cell>
              <table:table-cell office:value-type="float" office:value="75">
                <text:p>75</text:p>
              </table:table-cell>
              <table:table-cell office:value-type="float" office:value="8784">
                <text:p>8784</text:p>
              </table:table-cell>
              <table:table-cell office:value-type="float" office:value="266">
                <text:p>266</text:p>
              </table:table-cell>
              <table:table-cell office:value-type="float" office:value="8291">
                <text:p>8291</text:p>
              </table:table-cell>
              <table:table-cell office:value-type="float" office:value="17532">
                <text:p>17532</text:p>
              </table:table-cell>
              <table:table-cell office:value-type="float" office:value="167">
                <text:p>167</text:p>
              </table:table-cell>
              <table:table-cell office:value-type="float" office:value="22940">
                <text:p>22940</text:p>
              </table:table-cell>
              <table:table-cell office:value-type="float" office:value="1189">
                <text:p>1189</text:p>
              </table:table-cell>
              <table:table-cell office:value-type="float" office:value="120">
                <text:p>120</text:p>
              </table:table-cell>
              <table:table-cell office:value-type="float" office:value="25354">
                <text:p>25354</text:p>
              </table:table-cell>
              <table:table-cell office:value-type="float" office:value="1072">
                <text:p>1072</text:p>
              </table:table-cell>
              <table:table-cell office:value-type="float" office:value="18042">
                <text:p>180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774">
                <text:p>17774</text:p>
              </table:table-cell>
              <table:table-cell office:value-type="float" office:value="214">
                <text:p>214</text:p>
              </table:table-cell>
              <table:table-cell office:value-type="float" office:value="18818">
                <text:p>18818</text:p>
              </table:table-cell>
              <table:table-cell office:value-type="float" office:value="482">
                <text:p>482</text:p>
              </table:table-cell>
              <table:table-cell office:value-type="float" office:value="152">
                <text:p>152</text:p>
              </table:table-cell>
              <table:table-cell office:value-type="float" office:value="17519">
                <text:p>17519</text:p>
              </table:table-cell>
              <table:table-cell office:value-type="float" office:value="477">
                <text:p>477</text:p>
              </table:table-cell>
              <table:table-cell office:value-type="float" office:value="15430">
                <text:p>15430</text:p>
              </table:table-cell>
              <table:table-cell office:value-type="float" office:value="34049">
                <text:p>34049</text:p>
              </table:table-cell>
              <table:table-cell office:value-type="float" office:value="329">
                <text:p>329</text:p>
              </table:table-cell>
              <table:table-cell office:value-type="float" office:value="38458">
                <text:p>38458</text:p>
              </table:table-cell>
              <table:table-cell office:value-type="float" office:value="1959">
                <text:p>1959</text:p>
              </table:table-cell>
              <table:table-cell office:value-type="float" office:value="250">
                <text:p>250</text:p>
              </table:table-cell>
              <table:table-cell office:value-type="float" office:value="44274">
                <text:p>44274</text:p>
              </table:table-cell>
              <table:table-cell office:value-type="float" office:value="1747">
                <text:p>1747</text:p>
              </table:table-cell>
              <table:table-cell office:value-type="float" office:value="33049">
                <text:p>330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095">
                <text:p>41095</text:p>
              </table:table-cell>
              <table:table-cell office:value-type="float" office:value="382">
                <text:p>382</text:p>
              </table:table-cell>
              <table:table-cell office:value-type="float" office:value="39017">
                <text:p>39017</text:p>
              </table:table-cell>
              <table:table-cell office:value-type="float" office:value="1091">
                <text:p>1091</text:p>
              </table:table-cell>
              <table:table-cell office:value-type="float" office:value="263">
                <text:p>263</text:p>
              </table:table-cell>
              <table:table-cell office:value-type="float" office:value="38304">
                <text:p>38304</text:p>
              </table:table-cell>
              <table:table-cell office:value-type="float" office:value="1184">
                <text:p>1184</text:p>
              </table:table-cell>
              <table:table-cell office:value-type="float" office:value="36020">
                <text:p>36020</text:p>
              </table:table-cell>
              <table:table-cell office:value-type="float" office:value="75887">
                <text:p>75887</text:p>
              </table:table-cell>
              <table:table-cell office:value-type="float" office:value="580">
                <text:p>580</text:p>
              </table:table-cell>
              <table:table-cell office:value-type="float" office:value="76654">
                <text:p>76654</text:p>
              </table:table-cell>
              <table:table-cell office:value-type="float" office:value="3484">
                <text:p>3484</text:p>
              </table:table-cell>
              <table:table-cell office:value-type="float" office:value="443">
                <text:p>443</text:p>
              </table:table-cell>
              <table:table-cell office:value-type="float" office:value="87777">
                <text:p>87777</text:p>
              </table:table-cell>
              <table:table-cell office:value-type="float" office:value="3411">
                <text:p>3411</text:p>
              </table:table-cell>
              <table:table-cell office:value-type="float" office:value="73141">
                <text:p>7314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6349">
                <text:p>66349</text:p>
              </table:table-cell>
              <table:table-cell office:value-type="float" office:value="820">
                <text:p>820</text:p>
              </table:table-cell>
              <table:table-cell office:value-type="float" office:value="68278">
                <text:p>68278</text:p>
              </table:table-cell>
              <table:table-cell office:value-type="float" office:value="2493">
                <text:p>2493</text:p>
              </table:table-cell>
              <table:table-cell office:value-type="float" office:value="591">
                <text:p>591</text:p>
              </table:table-cell>
              <table:table-cell office:value-type="float" office:value="65042">
                <text:p>65042</text:p>
              </table:table-cell>
              <table:table-cell office:value-type="float" office:value="2128">
                <text:p>2128</text:p>
              </table:table-cell>
              <table:table-cell office:value-type="float" office:value="85895">
                <text:p>85895</text:p>
              </table:table-cell>
              <table:table-cell office:value-type="float" office:value="119929">
                <text:p>119929</text:p>
              </table:table-cell>
              <table:table-cell office:value-type="float" office:value="1226">
                <text:p>1226</text:p>
              </table:table-cell>
              <table:table-cell office:value-type="float" office:value="130114">
                <text:p>130114</text:p>
              </table:table-cell>
              <table:table-cell office:value-type="float" office:value="6444">
                <text:p>6444</text:p>
              </table:table-cell>
              <table:table-cell office:value-type="float" office:value="996">
                <text:p>996</text:p>
              </table:table-cell>
              <table:table-cell office:value-type="float" office:value="139153">
                <text:p>139153</text:p>
              </table:table-cell>
              <table:table-cell office:value-type="float" office:value="5439">
                <text:p>5439</text:p>
              </table:table-cell>
              <table:table-cell office:value-type="float" office:value="163724">
                <text:p>1637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675cm" svg:y="2.46cm" style:legend-expansion="high" chart:style-name="ch2"/>
        <chart:plot-area chart:style-name="ch3" table:cell-range-address="Planilha2.A22:Planilha2.I27" chart:data-source-has-labels="both" svg:x="0.319cm" svg:y="0.18cm" svg:width="13.037cm" svg:height="8.645cm">
          <chartooo:coordinate-region svg:x="1.866cm" svg:y="0.38cm" svg:width="11.21cm" svg:height="7.798cm"/>
          <chart:axis chart:dimension="x" chart:name="primary-x" chart:style-name="ch4" chartooo:axis-type="auto">
            <chartooo:date-scale/>
            <chart:categories table:cell-range-address="Planilha2.A23:Planilha2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2.B23:Planilha2.B27" chart:label-cell-address="Planilha2.B22:Planilha2.B22" chart:class="chart:line">
            <chart:data-point chart:repeated="5"/>
          </chart:series>
          <chart:series chart:style-name="ch7" chart:values-cell-range-address="Planilha2.C23:Planilha2.C27" chart:label-cell-address="Planilha2.C22:Planilha2.C22" chart:class="chart:line">
            <chart:data-point chart:repeated="5"/>
          </chart:series>
          <chart:series chart:style-name="ch8" chart:values-cell-range-address="Planilha2.D23:Planilha2.D27" chart:label-cell-address="Planilha2.D22:Planilha2.D22" chart:class="chart:line">
            <chart:data-point chart:repeated="5"/>
          </chart:series>
          <chart:series chart:style-name="ch9" chart:values-cell-range-address="Planilha2.E23:Planilha2.E27" chart:label-cell-address="Planilha2.E22:Planilha2.E22" chart:class="chart:line">
            <chart:data-point chart:repeated="5"/>
          </chart:series>
          <chart:series chart:style-name="ch10" chart:values-cell-range-address="Planilha2.F23:Planilha2.F27" chart:label-cell-address="Planilha2.F22:Planilha2.F22" chart:class="chart:line">
            <chart:data-point chart:repeated="5"/>
          </chart:series>
          <chart:series chart:style-name="ch11" chart:values-cell-range-address="Planilha2.G23:Planilha2.G27" chart:label-cell-address="Planilha2.G22:Planilha2.G22" chart:class="chart:line">
            <chart:data-point chart:repeated="5"/>
          </chart:series>
          <chart:series chart:style-name="ch12" chart:values-cell-range-address="Planilha2.H23:Planilha2.H27" chart:label-cell-address="Planilha2.H22:Planilha2.H22" chart:class="chart:line">
            <chart:data-point chart:repeated="5"/>
          </chart:series>
          <chart:series chart:style-name="ch13" chart:values-cell-range-address="Planilha2.I23:Planilha2.I27" chart:label-cell-address="Planilha2.I22:Planilha2.I2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A</text:p>
                <draw:g>
                  <svg:desc>Planilha2.B22:Planilha2.B22</svg:desc>
                </draw:g>
              </table:table-cell>
              <table:table-cell office:value-type="string">
                <text:p>case4</text:p>
                <draw:g>
                  <svg:desc>Planilha2.C22:Planilha2.C22</svg:desc>
                </draw:g>
              </table:table-cell>
              <table:table-cell office:value-type="string">
                <text:p>case5</text:p>
                <draw:g>
                  <svg:desc>Planilha2.D22:Planilha2.D22</svg:desc>
                </draw:g>
              </table:table-cell>
              <table:table-cell office:value-type="string">
                <text:p>case6</text:p>
                <draw:g>
                  <svg:desc>Planilha2.E22:Planilha2.E22</svg:desc>
                </draw:g>
              </table:table-cell>
              <table:table-cell office:value-type="string">
                <text:p>caseB</text:p>
                <draw:g>
                  <svg:desc>Planilha2.F22:Planilha2.F22</svg:desc>
                </draw:g>
              </table:table-cell>
              <table:table-cell office:value-type="string">
                <text:p>case1</text:p>
                <draw:g>
                  <svg:desc>Planilha2.G22:Planilha2.G22</svg:desc>
                </draw:g>
              </table:table-cell>
              <table:table-cell office:value-type="string">
                <text:p>case2</text:p>
                <draw:g>
                  <svg:desc>Planilha2.H22:Planilha2.H22</svg:desc>
                </draw:g>
              </table:table-cell>
              <table:table-cell office:value-type="string">
                <text:p>case3</text:p>
                <draw:g>
                  <svg:desc>Planilha2.I22:Planilha2.I2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23:Planilha2.A27</svg:desc>
                </draw:g>
              </table:table-cell>
              <table:table-cell office:value-type="float" office:value="1258259">
                <text:p>1258259</text:p>
                <draw:g>
                  <svg:desc>Planilha2.B23:Planilha2.B27</svg:desc>
                </draw:g>
              </table:table-cell>
              <table:table-cell office:value-type="float" office:value="9639">
                <text:p>9639</text:p>
                <draw:g>
                  <svg:desc>Planilha2.C23:Planilha2.C27</svg:desc>
                </draw:g>
              </table:table-cell>
              <table:table-cell office:value-type="float" office:value="20574">
                <text:p>20574</text:p>
                <draw:g>
                  <svg:desc>Planilha2.D23:Planilha2.D27</svg:desc>
                </draw:g>
              </table:table-cell>
              <table:table-cell office:value-type="float" office:value="1533846">
                <text:p>1533846</text:p>
                <draw:g>
                  <svg:desc>Planilha2.E23:Planilha2.E27</svg:desc>
                </draw:g>
              </table:table-cell>
              <table:table-cell office:value-type="float" office:value="5311670">
                <text:p>5311670</text:p>
                <draw:g>
                  <svg:desc>Planilha2.F23:Planilha2.F27</svg:desc>
                </draw:g>
              </table:table-cell>
              <table:table-cell office:value-type="float" office:value="3547">
                <text:p>3547</text:p>
                <draw:g>
                  <svg:desc>Planilha2.G23:Planilha2.G27</svg:desc>
                </draw:g>
              </table:table-cell>
              <table:table-cell office:value-type="float" office:value="64622">
                <text:p>64622</text:p>
                <draw:g>
                  <svg:desc>Planilha2.H23:Planilha2.H27</svg:desc>
                </draw:g>
              </table:table-cell>
              <table:table-cell office:value-type="float" office:value="729368">
                <text:p>729368</text:p>
                <draw:g>
                  <svg:desc>Planilha2.I23:Planilha2.I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57666">
                <text:p>1257666</text:p>
              </table:table-cell>
              <table:table-cell office:value-type="float" office:value="9639">
                <text:p>9639</text:p>
              </table:table-cell>
              <table:table-cell office:value-type="float" office:value="20535">
                <text:p>20535</text:p>
              </table:table-cell>
              <table:table-cell office:value-type="float" office:value="1533437">
                <text:p>1533437</text:p>
              </table:table-cell>
              <table:table-cell office:value-type="float" office:value="5311476">
                <text:p>5311476</text:p>
              </table:table-cell>
              <table:table-cell office:value-type="float" office:value="3547">
                <text:p>3547</text:p>
              </table:table-cell>
              <table:table-cell office:value-type="float" office:value="64622">
                <text:p>64622</text:p>
              </table:table-cell>
              <table:table-cell office:value-type="float" office:value="728624">
                <text:p>7286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57666">
                <text:p>1257666</text:p>
              </table:table-cell>
              <table:table-cell office:value-type="float" office:value="9639">
                <text:p>9639</text:p>
              </table:table-cell>
              <table:table-cell office:value-type="float" office:value="20535">
                <text:p>20535</text:p>
              </table:table-cell>
              <table:table-cell office:value-type="float" office:value="1533429">
                <text:p>1533429</text:p>
              </table:table-cell>
              <table:table-cell office:value-type="float" office:value="5311476">
                <text:p>5311476</text:p>
              </table:table-cell>
              <table:table-cell office:value-type="float" office:value="3547">
                <text:p>3547</text:p>
              </table:table-cell>
              <table:table-cell office:value-type="float" office:value="64622">
                <text:p>64622</text:p>
              </table:table-cell>
              <table:table-cell office:value-type="float" office:value="728599">
                <text:p>7285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57666">
                <text:p>1257666</text:p>
              </table:table-cell>
              <table:table-cell office:value-type="float" office:value="9639">
                <text:p>9639</text:p>
              </table:table-cell>
              <table:table-cell office:value-type="float" office:value="20535">
                <text:p>20535</text:p>
              </table:table-cell>
              <table:table-cell office:value-type="float" office:value="1533429">
                <text:p>1533429</text:p>
              </table:table-cell>
              <table:table-cell office:value-type="float" office:value="5311476">
                <text:p>5311476</text:p>
              </table:table-cell>
              <table:table-cell office:value-type="float" office:value="3547">
                <text:p>3547</text:p>
              </table:table-cell>
              <table:table-cell office:value-type="float" office:value="64622">
                <text:p>64622</text:p>
              </table:table-cell>
              <table:table-cell office:value-type="float" office:value="728599">
                <text:p>7285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57666">
                <text:p>1257666</text:p>
              </table:table-cell>
              <table:table-cell office:value-type="float" office:value="9639">
                <text:p>9639</text:p>
              </table:table-cell>
              <table:table-cell office:value-type="float" office:value="20535">
                <text:p>20535</text:p>
              </table:table-cell>
              <table:table-cell office:value-type="float" office:value="1533429">
                <text:p>1533429</text:p>
              </table:table-cell>
              <table:table-cell office:value-type="float" office:value="5311476">
                <text:p>5311476</text:p>
              </table:table-cell>
              <table:table-cell office:value-type="float" office:value="3547">
                <text:p>3547</text:p>
              </table:table-cell>
              <table:table-cell office:value-type="float" office:value="64622">
                <text:p>64622</text:p>
              </table:table-cell>
              <table:table-cell office:value-type="float" office:value="728599">
                <text:p>728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273cm" svg:y="3.705cm" style:legend-expansion="high" chart:style-name="ch2"/>
        <chart:plot-area chart:style-name="ch3" table:cell-range-address="Planilha2.A39:Planilha2.D44" chart:data-source-has-labels="both" svg:x="0.319cm" svg:y="0.18cm" svg:width="11.635cm" svg:height="8.645cm">
          <chartooo:coordinate-region svg:x="1.681cm" svg:y="0.379cm" svg:width="9.808cm" svg:height="7.799cm"/>
          <chart:axis chart:dimension="x" chart:name="primary-x" chart:style-name="ch4" chartooo:axis-type="auto">
            <chartooo:date-scale/>
            <chart:categories table:cell-range-address="Planilha2.A40:Planilha2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40:Planilha2.B44" chart:label-cell-address="Planilha2.B39:Planilha2.B39" chart:class="chart:line">
            <chart:data-point chart:repeated="5"/>
          </chart:series>
          <chart:series chart:style-name="ch8" chart:values-cell-range-address="Planilha2.C40:Planilha2.C44" chart:label-cell-address="Planilha2.C39:Planilha2.C39" chart:class="chart:line">
            <chart:data-point chart:repeated="5"/>
          </chart:series>
          <chart:series chart:style-name="ch9" chart:values-cell-range-address="Planilha2.D40:Planilha2.D44" chart:label-cell-address="Planilha2.D39:Planilha2.D3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A obs</text:p>
                <draw:g>
                  <svg:desc>Planilha2.B39:Planilha2.B39</svg:desc>
                </draw:g>
              </table:table-cell>
              <table:table-cell office:value-type="string">
                <text:p>caseA free</text:p>
                <draw:g>
                  <svg:desc>Planilha2.C39:Planilha2.C39</svg:desc>
                </draw:g>
              </table:table-cell>
              <table:table-cell office:value-type="string">
                <text:p>caseA diamond</text:p>
                <draw:g>
                  <svg:desc>Planilha2.D39:Planilha2.D3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40:Planilha2.A44</svg:desc>
                </draw:g>
              </table:table-cell>
              <table:table-cell office:value-type="float" office:value="1538227">
                <text:p>1538227</text:p>
                <draw:g>
                  <svg:desc>Planilha2.B40:Planilha2.B44</svg:desc>
                </draw:g>
              </table:table-cell>
              <table:table-cell office:value-type="float" office:value="1214834">
                <text:p>1214834</text:p>
                <draw:g>
                  <svg:desc>Planilha2.C40:Planilha2.C44</svg:desc>
                </draw:g>
              </table:table-cell>
              <table:table-cell office:value-type="float" office:value="1258259">
                <text:p>1258259</text:p>
                <draw:g>
                  <svg:desc>Planilha2.D40:Planilha2.D4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9552">
                <text:p>1449552</text:p>
              </table:table-cell>
              <table:table-cell office:value-type="float" office:value="1214834">
                <text:p>1214834</text:p>
              </table:table-cell>
              <table:table-cell office:value-type="float" office:value="1257666">
                <text:p>12576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3475">
                <text:p>1413475</text:p>
              </table:table-cell>
              <table:table-cell office:value-type="float" office:value="1214834">
                <text:p>1214834</text:p>
              </table:table-cell>
              <table:table-cell office:value-type="float" office:value="1257666">
                <text:p>12576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96362">
                <text:p>1396362</text:p>
              </table:table-cell>
              <table:table-cell office:value-type="float" office:value="1214834">
                <text:p>1214834</text:p>
              </table:table-cell>
              <table:table-cell office:value-type="float" office:value="1257666">
                <text:p>125766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96994">
                <text:p>1396994</text:p>
              </table:table-cell>
              <table:table-cell office:value-type="float" office:value="1214834">
                <text:p>1214834</text:p>
              </table:table-cell>
              <table:table-cell office:value-type="float" office:value="1257666">
                <text:p>1257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273cm" svg:y="3.706cm" style:legend-expansion="high" chart:style-name="ch2"/>
        <chart:plot-area chart:style-name="ch3" table:cell-range-address="Planilha2.A60:Planilha2.D65" chart:data-source-has-labels="both" svg:x="0.319cm" svg:y="0.18cm" svg:width="11.635cm" svg:height="8.646cm">
          <chartooo:coordinate-region svg:x="1.866cm" svg:y="0.379cm" svg:width="9.808cm" svg:height="7.8cm"/>
          <chart:axis chart:dimension="x" chart:name="primary-x" chart:style-name="ch4" chartooo:axis-type="auto">
            <chartooo:date-scale/>
            <chart:categories table:cell-range-address="Planilha2.A61:Planilha2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2.B61:Planilha2.B65" chart:label-cell-address="Planilha2.B60:Planilha2.B60" chart:class="chart:line">
            <chart:data-point chart:repeated="5"/>
          </chart:series>
          <chart:series chart:style-name="ch8" chart:values-cell-range-address="Planilha2.C61:Planilha2.C65" chart:label-cell-address="Planilha2.C60:Planilha2.C60" chart:class="chart:line">
            <chart:data-point chart:repeated="5"/>
          </chart:series>
          <chart:series chart:style-name="ch9" chart:values-cell-range-address="Planilha2.D61:Planilha2.D65" chart:label-cell-address="Planilha2.D60:Planilha2.D6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B</text:p>
                <draw:g>
                  <svg:desc>Planilha2.B60:Planilha2.B60</svg:desc>
                </draw:g>
              </table:table-cell>
              <table:table-cell office:value-type="string">
                <text:p>caseB free</text:p>
                <draw:g>
                  <svg:desc>Planilha2.C60:Planilha2.C60</svg:desc>
                </draw:g>
              </table:table-cell>
              <table:table-cell office:value-type="string">
                <text:p>caseB diamond</text:p>
                <draw:g>
                  <svg:desc>Planilha2.D60:Planilha2.D6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lanilha2.A61:Planilha2.A65</svg:desc>
                </draw:g>
              </table:table-cell>
              <table:table-cell office:value-type="float" office:value="5541009">
                <text:p>5541009</text:p>
                <draw:g>
                  <svg:desc>Planilha2.B61:Planilha2.B65</svg:desc>
                </draw:g>
              </table:table-cell>
              <table:table-cell office:value-type="float" office:value="5281496">
                <text:p>5281496</text:p>
                <draw:g>
                  <svg:desc>Planilha2.C61:Planilha2.C65</svg:desc>
                </draw:g>
              </table:table-cell>
              <table:table-cell office:value-type="float" office:value="5311670">
                <text:p>5311670</text:p>
                <draw:g>
                  <svg:desc>Planilha2.D61:Planilha2.D6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26488">
                <text:p>5426488</text:p>
              </table:table-cell>
              <table:table-cell office:value-type="float" office:value="5281496">
                <text:p>5281496</text:p>
              </table:table-cell>
              <table:table-cell office:value-type="float" office:value="5311476">
                <text:p>53114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90125">
                <text:p>5390125</text:p>
              </table:table-cell>
              <table:table-cell office:value-type="float" office:value="5281496">
                <text:p>5281496</text:p>
              </table:table-cell>
              <table:table-cell office:value-type="float" office:value="5311476">
                <text:p>53114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75114">
                <text:p>5375114</text:p>
              </table:table-cell>
              <table:table-cell office:value-type="float" office:value="5281496">
                <text:p>5281496</text:p>
              </table:table-cell>
              <table:table-cell office:value-type="float" office:value="5311476">
                <text:p>53114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370708">
                <text:p>5370708</text:p>
              </table:table-cell>
              <table:table-cell office:value-type="float" office:value="5281496">
                <text:p>5281496</text:p>
              </table:table-cell>
              <table:table-cell office:value-type="float" office:value="5311476">
                <text:p>53114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